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8 年 12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603121" table:style-name="ce17">
            <text:p>23,603,121</text:p>
          </table:table-cell>
          <table:table-cell office:value-type="float" office:value="11705186" table:style-name="ce17">
            <text:p>11,705,186</text:p>
          </table:table-cell>
          <table:table-cell office:value-type="float" office:value="11897935" table:style-name="ce17">
            <text:p>11,897,935</text:p>
          </table:table-cell>
          <table:table-cell office:value-type="float" office:value="975801" table:style-name="ce17">
            <text:p>975,801</text:p>
          </table:table-cell>
          <table:table-cell office:value-type="float" office:value="505739" table:style-name="ce17">
            <text:p>505,739</text:p>
          </table:table-cell>
          <table:table-cell office:value-type="float" office:value="470062" table:style-name="ce17">
            <text:p>470,062</text:p>
          </table:table-cell>
          <table:table-cell office:value-type="float" office:value="4.134203269135468" table:style-name="ce18">
            <text:p>4.13</text:p>
          </table:table-cell>
          <table:table-cell office:value-type="float" office:value="1388039" table:style-name="ce17">
            <text:p>1,388,039</text:p>
          </table:table-cell>
          <table:table-cell office:value-type="float" office:value="718929" table:style-name="ce17">
            <text:p>718,929</text:p>
          </table:table-cell>
          <table:table-cell office:value-type="float" office:value="669110" table:style-name="ce17">
            <text:p>669,110</text:p>
          </table:table-cell>
          <table:table-cell office:value-type="float" office:value="5.8807434830334513" table:style-name="ce19">
            <text:p>5.88</text:p>
          </table:table-cell>
          <table:table-cell office:value-type="float" office:value="2389411" table:style-name="ce17">
            <text:p>2,389,411</text:p>
          </table:table-cell>
          <table:table-cell office:value-type="float" office:value="1239596" table:style-name="ce17">
            <text:p>1,239,596</text:p>
          </table:table-cell>
          <table:table-cell office:value-type="float" office:value="1149815" table:style-name="ce17">
            <text:p>1,149,815</text:p>
          </table:table-cell>
          <table:table-cell office:value-type="float" office:value="10.123284119926344" table:style-name="ce18">
            <text:p>10.12</text:p>
          </table:table-cell>
          <table:table-cell office:value-type="float" office:value="2595384" table:style-name="ce17">
            <text:p>2,595,384</text:p>
          </table:table-cell>
          <table:table-cell office:value-type="float" office:value="1347253" table:style-name="ce17">
            <text:p>1,347,253</text:p>
          </table:table-cell>
          <table:table-cell office:value-type="float" office:value="1248131" table:style-name="ce17">
            <text:p>1,248,131</text:p>
          </table:table-cell>
          <table:table-cell office:value-type="float" office:value="10.995935664609778" table:style-name="ce18">
            <text:p>11.00</text:p>
          </table:table-cell>
          <table:table-cell office:value-type="float" office:value="1312796" table:style-name="ce17">
            <text:p>1,312,796</text:p>
          </table:table-cell>
          <table:table-cell office:value-type="float" office:value="686402" table:style-name="ce17">
            <text:p>686,402</text:p>
          </table:table-cell>
          <table:table-cell office:value-type="float" office:value="626394" table:style-name="ce17">
            <text:p>626,394</text:p>
          </table:table-cell>
          <table:table-cell office:value-type="float" office:value="5.5619593696952192" table:style-name="ce18">
            <text:p>5.56</text:p>
          </table:table-cell>
          <table:table-cell office:value-type="float" office:value="19338629" table:style-name="ce17">
            <text:p>19,338,629</text:p>
          </table:table-cell>
          <table:table-cell office:value-type="float" office:value="9486379" table:style-name="ce17">
            <text:p>9,486,379</text:p>
          </table:table-cell>
          <table:table-cell office:value-type="float" office:value="9852250" table:style-name="ce17">
            <text:p>9,852,250</text:p>
          </table:table-cell>
          <table:table-cell office:value-type="float" office:value="81.932507993328514" table:style-name="ce18">
            <text:p>81.93</text:p>
          </table:table-cell>
          <table:table-cell office:value-type="float" office:value="3607127" table:style-name="ce17">
            <text:p>3,607,127</text:p>
          </table:table-cell>
          <table:table-cell office:value-type="float" office:value="1647251" table:style-name="ce17">
            <text:p>1,647,251</text:p>
          </table:table-cell>
          <table:table-cell office:value-type="float" office:value="1959876" table:style-name="ce17">
            <text:p>1,959,876</text:p>
          </table:table-cell>
          <table:table-cell office:value-type="float" office:value="15.282415405996522" table:style-name="ce18">
            <text:p>15.2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18696" table:style-name="ce21">
            <text:p>4,018,696</text:p>
          </table:table-cell>
          <table:table-cell office:value-type="float" office:value="1963658" table:style-name="ce21">
            <text:p>1,963,658</text:p>
          </table:table-cell>
          <table:table-cell office:value-type="float" office:value="2055038" table:style-name="ce21">
            <text:p>2,055,038</text:p>
          </table:table-cell>
          <table:table-cell office:value-type="float" office:value="152758" table:style-name="ce21">
            <text:p>152,758</text:p>
          </table:table-cell>
          <table:table-cell office:value-type="float" office:value="79007" table:style-name="ce21">
            <text:p>79,007</text:p>
          </table:table-cell>
          <table:table-cell office:value-type="float" office:value="73751" table:style-name="ce21">
            <text:p>73,751</text:p>
          </table:table-cell>
          <table:table-cell office:value-type="float" office:value="3.8011832693988299" table:style-name="ce22">
            <text:p>3.80</text:p>
          </table:table-cell>
          <table:table-cell office:value-type="float" office:value="220761" table:style-name="ce21">
            <text:p>220,761</text:p>
          </table:table-cell>
          <table:table-cell office:value-type="float" office:value="114125" table:style-name="ce21">
            <text:p>114,125</text:p>
          </table:table-cell>
          <table:table-cell office:value-type="float" office:value="106636" table:style-name="ce21">
            <text:p>106,636</text:p>
          </table:table-cell>
          <table:table-cell office:value-type="float" office:value="5.4933490863703058" table:style-name="ce23">
            <text:p>5.49</text:p>
          </table:table-cell>
          <table:table-cell office:value-type="float" office:value="386558" table:style-name="ce21">
            <text:p>386,558</text:p>
          </table:table-cell>
          <table:table-cell office:value-type="float" office:value="200221" table:style-name="ce21">
            <text:p>200,221</text:p>
          </table:table-cell>
          <table:table-cell office:value-type="float" office:value="186337" table:style-name="ce21">
            <text:p>186,337</text:p>
          </table:table-cell>
          <table:table-cell office:value-type="float" office:value="9.6189908368286634" table:style-name="ce22">
            <text:p>9.62</text:p>
          </table:table-cell>
          <table:table-cell office:value-type="float" office:value="419596" table:style-name="ce21">
            <text:p>419,596</text:p>
          </table:table-cell>
          <table:table-cell office:value-type="float" office:value="217411" table:style-name="ce21">
            <text:p>217,411</text:p>
          </table:table-cell>
          <table:table-cell office:value-type="float" office:value="202185" table:style-name="ce21">
            <text:p>202,185</text:p>
          </table:table-cell>
          <table:table-cell office:value-type="float" office:value="10.441098306515348" table:style-name="ce22">
            <text:p>10.44</text:p>
          </table:table-cell>
          <table:table-cell office:value-type="float" office:value="212514" table:style-name="ce21">
            <text:p>212,514</text:p>
          </table:table-cell>
          <table:table-cell office:value-type="float" office:value="110990" table:style-name="ce21">
            <text:p>110,990</text:p>
          </table:table-cell>
          <table:table-cell office:value-type="float" office:value="101524" table:style-name="ce21">
            <text:p>101,524</text:p>
          </table:table-cell>
          <table:table-cell office:value-type="float" office:value="5.2881332651188346" table:style-name="ce22">
            <text:p>5.29</text:p>
          </table:table-cell>
          <table:table-cell office:value-type="float" office:value="3326939" table:style-name="ce21">
            <text:p>3,326,939</text:p>
          </table:table-cell>
          <table:table-cell office:value-type="float" office:value="1604227" table:style-name="ce21">
            <text:p>1,604,227</text:p>
          </table:table-cell>
          <table:table-cell office:value-type="float" office:value="1722712" table:style-name="ce21">
            <text:p>1,722,712</text:p>
          </table:table-cell>
          <table:table-cell office:value-type="float" office:value="82.78653075524997" table:style-name="ce22">
            <text:p>82.79</text:p>
          </table:table-cell>
          <table:table-cell office:value-type="float" office:value="578511" table:style-name="ce21">
            <text:p>578,511</text:p>
          </table:table-cell>
          <table:table-cell office:value-type="float" office:value="261801" table:style-name="ce21">
            <text:p>261,801</text:p>
          </table:table-cell>
          <table:table-cell office:value-type="float" office:value="316710" table:style-name="ce21">
            <text:p>316,710</text:p>
          </table:table-cell>
          <table:table-cell office:value-type="float" office:value="14.395490477508128" table:style-name="ce22">
            <text:p>14.4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45041" table:style-name="ce21">
            <text:p>2,645,041</text:p>
          </table:table-cell>
          <table:table-cell office:value-type="float" office:value="1260049" table:style-name="ce21">
            <text:p>1,260,049</text:p>
          </table:table-cell>
          <table:table-cell office:value-type="float" office:value="1384992" table:style-name="ce21">
            <text:p>1,384,992</text:p>
          </table:table-cell>
          <table:table-cell office:value-type="float" office:value="126241" table:style-name="ce21">
            <text:p>126,241</text:p>
          </table:table-cell>
          <table:table-cell office:value-type="float" office:value="65139" table:style-name="ce21">
            <text:p>65,139</text:p>
          </table:table-cell>
          <table:table-cell office:value-type="float" office:value="61102" table:style-name="ce21">
            <text:p>61,102</text:p>
          </table:table-cell>
          <table:table-cell office:value-type="float" office:value="4.772742653138458" table:style-name="ce22">
            <text:p>4.77</text:p>
          </table:table-cell>
          <table:table-cell office:value-type="float" office:value="176552" table:style-name="ce21">
            <text:p>176,552</text:p>
          </table:table-cell>
          <table:table-cell office:value-type="float" office:value="90990" table:style-name="ce21">
            <text:p>90,990</text:p>
          </table:table-cell>
          <table:table-cell office:value-type="float" office:value="85562" table:style-name="ce21">
            <text:p>85,562</text:p>
          </table:table-cell>
          <table:table-cell office:value-type="float" office:value="6.6748303712494437" table:style-name="ce23">
            <text:p>6.67</text:p>
          </table:table-cell>
          <table:table-cell office:value-type="float" office:value="289595" table:style-name="ce21">
            <text:p>289,595</text:p>
          </table:table-cell>
          <table:table-cell office:value-type="float" office:value="149678" table:style-name="ce21">
            <text:p>149,678</text:p>
          </table:table-cell>
          <table:table-cell office:value-type="float" office:value="139917" table:style-name="ce21">
            <text:p>139,917</text:p>
          </table:table-cell>
          <table:table-cell office:value-type="float" office:value="10.948601552868178" table:style-name="ce22">
            <text:p>10.95</text:p>
          </table:table-cell>
          <table:table-cell office:value-type="float" office:value="312497" table:style-name="ce21">
            <text:p>312,497</text:p>
          </table:table-cell>
          <table:table-cell office:value-type="float" office:value="161558" table:style-name="ce21">
            <text:p>161,558</text:p>
          </table:table-cell>
          <table:table-cell office:value-type="float" office:value="150939" table:style-name="ce21">
            <text:p>150,939</text:p>
          </table:table-cell>
          <table:table-cell office:value-type="float" office:value="11.814448244847622" table:style-name="ce22">
            <text:p>11.81</text:p>
          </table:table-cell>
          <table:table-cell office:value-type="float" office:value="132474" table:style-name="ce21">
            <text:p>132,474</text:p>
          </table:table-cell>
          <table:table-cell office:value-type="float" office:value="69147" table:style-name="ce21">
            <text:p>69,147</text:p>
          </table:table-cell>
          <table:table-cell office:value-type="float" office:value="63327" table:style-name="ce21">
            <text:p>63,327</text:p>
          </table:table-cell>
          <table:table-cell office:value-type="float" office:value="5.0083911742766931" table:style-name="ce22">
            <text:p>5.01</text:p>
          </table:table-cell>
          <table:table-cell office:value-type="float" office:value="2171325" table:style-name="ce21">
            <text:p>2,171,325</text:p>
          </table:table-cell>
          <table:table-cell office:value-type="float" office:value="1014425" table:style-name="ce21">
            <text:p>1,014,425</text:p>
          </table:table-cell>
          <table:table-cell office:value-type="float" office:value="1156900" table:style-name="ce21">
            <text:p>1,156,900</text:p>
          </table:table-cell>
          <table:table-cell office:value-type="float" office:value="82.090409940715475" table:style-name="ce22">
            <text:p>82.09</text:p>
          </table:table-cell>
          <table:table-cell office:value-type="float" office:value="477944" table:style-name="ce21">
            <text:p>477,944</text:p>
          </table:table-cell>
          <table:table-cell office:value-type="float" office:value="212812" table:style-name="ce21">
            <text:p>212,812</text:p>
          </table:table-cell>
          <table:table-cell office:value-type="float" office:value="265132" table:style-name="ce21">
            <text:p>265,132</text:p>
          </table:table-cell>
          <table:table-cell office:value-type="float" office:value="18.069436352782432" table:style-name="ce22">
            <text:p>18.0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49037" table:style-name="ce21">
            <text:p>2,249,037</text:p>
          </table:table-cell>
          <table:table-cell office:value-type="float" office:value="1116111" table:style-name="ce21">
            <text:p>1,116,111</text:p>
          </table:table-cell>
          <table:table-cell office:value-type="float" office:value="1132926" table:style-name="ce21">
            <text:p>1,132,926</text:p>
          </table:table-cell>
          <table:table-cell office:value-type="float" office:value="115649" table:style-name="ce21">
            <text:p>115,649</text:p>
          </table:table-cell>
          <table:table-cell office:value-type="float" office:value="60009" table:style-name="ce21">
            <text:p>60,009</text:p>
          </table:table-cell>
          <table:table-cell office:value-type="float" office:value="55640" table:style-name="ce21">
            <text:p>55,640</text:p>
          </table:table-cell>
          <table:table-cell office:value-type="float" office:value="5.1421563984941114" table:style-name="ce22">
            <text:p>5.14</text:p>
          </table:table-cell>
          <table:table-cell office:value-type="float" office:value="160827" table:style-name="ce21">
            <text:p>160,827</text:p>
          </table:table-cell>
          <table:table-cell office:value-type="float" office:value="83559" table:style-name="ce21">
            <text:p>83,559</text:p>
          </table:table-cell>
          <table:table-cell office:value-type="float" office:value="77268" table:style-name="ce21">
            <text:p>77,268</text:p>
          </table:table-cell>
          <table:table-cell office:value-type="float" office:value="7.1509272635354604" table:style-name="ce23">
            <text:p>7.15</text:p>
          </table:table-cell>
          <table:table-cell office:value-type="float" office:value="268660" table:style-name="ce21">
            <text:p>268,660</text:p>
          </table:table-cell>
          <table:table-cell office:value-type="float" office:value="139497" table:style-name="ce21">
            <text:p>139,497</text:p>
          </table:table-cell>
          <table:table-cell office:value-type="float" office:value="129163" table:style-name="ce21">
            <text:p>129,163</text:p>
          </table:table-cell>
          <table:table-cell office:value-type="float" office:value="11.945557142901606" table:style-name="ce22">
            <text:p>11.95</text:p>
          </table:table-cell>
          <table:table-cell office:value-type="float" office:value="290665" table:style-name="ce21">
            <text:p>290,665</text:p>
          </table:table-cell>
          <table:table-cell office:value-type="float" office:value="151114" table:style-name="ce21">
            <text:p>151,114</text:p>
          </table:table-cell>
          <table:table-cell office:value-type="float" office:value="139551" table:style-name="ce21">
            <text:p>139,551</text:p>
          </table:table-cell>
          <table:table-cell office:value-type="float" office:value="12.923975906132268" table:style-name="ce22">
            <text:p>12.92</text:p>
          </table:table-cell>
          <table:table-cell office:value-type="float" office:value="139049" table:style-name="ce21">
            <text:p>139,049</text:p>
          </table:table-cell>
          <table:table-cell office:value-type="float" office:value="73006" table:style-name="ce21">
            <text:p>73,006</text:p>
          </table:table-cell>
          <table:table-cell office:value-type="float" office:value="66043" table:style-name="ce21">
            <text:p>66,043</text:p>
          </table:table-cell>
          <table:table-cell office:value-type="float" office:value="6.1826017090870451" table:style-name="ce22">
            <text:p>6.18</text:p>
          </table:table-cell>
          <table:table-cell office:value-type="float" office:value="1783393" table:style-name="ce21">
            <text:p>1,783,393</text:p>
          </table:table-cell>
          <table:table-cell office:value-type="float" office:value="873352" table:style-name="ce21">
            <text:p>873,352</text:p>
          </table:table-cell>
          <table:table-cell office:value-type="float" office:value="910041" table:style-name="ce21">
            <text:p>910,041</text:p>
          </table:table-cell>
          <table:table-cell office:value-type="float" office:value="79.295849734797613" table:style-name="ce22">
            <text:p>79.30</text:p>
          </table:table-cell>
          <table:table-cell office:value-type="float" office:value="272348" table:style-name="ce21">
            <text:p>272,348</text:p>
          </table:table-cell>
          <table:table-cell office:value-type="float" office:value="125077" table:style-name="ce21">
            <text:p>125,077</text:p>
          </table:table-cell>
          <table:table-cell office:value-type="float" office:value="147271" table:style-name="ce21">
            <text:p>147,271</text:p>
          </table:table-cell>
          <table:table-cell office:value-type="float" office:value="12.109538438007023" table:style-name="ce22">
            <text:p>12.1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5261" table:style-name="ce21">
            <text:p>2,815,261</text:p>
          </table:table-cell>
          <table:table-cell office:value-type="float" office:value="1384164" table:style-name="ce21">
            <text:p>1,384,164</text:p>
          </table:table-cell>
          <table:table-cell office:value-type="float" office:value="1431097" table:style-name="ce21">
            <text:p>1,431,097</text:p>
          </table:table-cell>
          <table:table-cell office:value-type="float" office:value="131336" table:style-name="ce21">
            <text:p>131,336</text:p>
          </table:table-cell>
          <table:table-cell office:value-type="float" office:value="68320" table:style-name="ce21">
            <text:p>68,320</text:p>
          </table:table-cell>
          <table:table-cell office:value-type="float" office:value="63016" table:style-name="ce21">
            <text:p>63,016</text:p>
          </table:table-cell>
          <table:table-cell office:value-type="float" office:value="4.6651447237041257" table:style-name="ce22">
            <text:p>4.67</text:p>
          </table:table-cell>
          <table:table-cell office:value-type="float" office:value="187602" table:style-name="ce21">
            <text:p>187,602</text:p>
          </table:table-cell>
          <table:table-cell office:value-type="float" office:value="97386" table:style-name="ce21">
            <text:p>97,386</text:p>
          </table:table-cell>
          <table:table-cell office:value-type="float" office:value="90216" table:style-name="ce21">
            <text:p>90,216</text:p>
          </table:table-cell>
          <table:table-cell office:value-type="float" office:value="6.663751602426915" table:style-name="ce23">
            <text:p>6.66</text:p>
          </table:table-cell>
          <table:table-cell office:value-type="float" office:value="319713" table:style-name="ce21">
            <text:p>319,713</text:p>
          </table:table-cell>
          <table:table-cell office:value-type="float" office:value="166018" table:style-name="ce21">
            <text:p>166,018</text:p>
          </table:table-cell>
          <table:table-cell office:value-type="float" office:value="153695" table:style-name="ce21">
            <text:p>153,695</text:p>
          </table:table-cell>
          <table:table-cell office:value-type="float" office:value="11.356424857233485" table:style-name="ce22">
            <text:p>11.36</text:p>
          </table:table-cell>
          <table:table-cell office:value-type="float" office:value="347070" table:style-name="ce21">
            <text:p>347,070</text:p>
          </table:table-cell>
          <table:table-cell office:value-type="float" office:value="180142" table:style-name="ce21">
            <text:p>180,142</text:p>
          </table:table-cell>
          <table:table-cell office:value-type="float" office:value="166928" table:style-name="ce21">
            <text:p>166,928</text:p>
          </table:table-cell>
          <table:table-cell office:value-type="float" office:value="12.328164244807143" table:style-name="ce22">
            <text:p>12.33</text:p>
          </table:table-cell>
          <table:table-cell office:value-type="float" office:value="169592" table:style-name="ce21">
            <text:p>169,592</text:p>
          </table:table-cell>
          <table:table-cell office:value-type="float" office:value="88132" table:style-name="ce21">
            <text:p>88,132</text:p>
          </table:table-cell>
          <table:table-cell office:value-type="float" office:value="81460" table:style-name="ce21">
            <text:p>81,460</text:p>
          </table:table-cell>
          <table:table-cell office:value-type="float" office:value="6.0240240602913904" table:style-name="ce22">
            <text:p>6.02</text:p>
          </table:table-cell>
          <table:table-cell office:value-type="float" office:value="2254312" table:style-name="ce21">
            <text:p>2,254,312</text:p>
          </table:table-cell>
          <table:table-cell office:value-type="float" office:value="1092986" table:style-name="ce21">
            <text:p>1,092,986</text:p>
          </table:table-cell>
          <table:table-cell office:value-type="float" office:value="1161326" table:style-name="ce21">
            <text:p>1,161,326</text:p>
          </table:table-cell>
          <table:table-cell office:value-type="float" office:value="80.074707105309244" table:style-name="ce22">
            <text:p>80.07</text:p>
          </table:table-cell>
          <table:table-cell office:value-type="float" office:value="362249" table:style-name="ce21">
            <text:p>362,249</text:p>
          </table:table-cell>
          <table:table-cell office:value-type="float" office:value="165497" table:style-name="ce21">
            <text:p>165,497</text:p>
          </table:table-cell>
          <table:table-cell office:value-type="float" office:value="196752" table:style-name="ce21">
            <text:p>196,752</text:p>
          </table:table-cell>
          <table:table-cell office:value-type="float" office:value="12.867332726876832" table:style-name="ce22">
            <text:p>12.8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80906" table:style-name="ce21">
            <text:p>1,880,906</text:p>
          </table:table-cell>
          <table:table-cell office:value-type="float" office:value="937342" table:style-name="ce21">
            <text:p>937,342</text:p>
          </table:table-cell>
          <table:table-cell office:value-type="float" office:value="943564" table:style-name="ce21">
            <text:p>943,564</text:p>
          </table:table-cell>
          <table:table-cell office:value-type="float" office:value="71740" table:style-name="ce21">
            <text:p>71,740</text:p>
          </table:table-cell>
          <table:table-cell office:value-type="float" office:value="37192" table:style-name="ce21">
            <text:p>37,192</text:p>
          </table:table-cell>
          <table:table-cell office:value-type="float" office:value="34548" table:style-name="ce21">
            <text:p>34,548</text:p>
          </table:table-cell>
          <table:table-cell office:value-type="float" office:value="3.8141193658800603" table:style-name="ce22">
            <text:p>3.81</text:p>
          </table:table-cell>
          <table:table-cell office:value-type="float" office:value="103345" table:style-name="ce21">
            <text:p>103,345</text:p>
          </table:table-cell>
          <table:table-cell office:value-type="float" office:value="53386" table:style-name="ce21">
            <text:p>53,386</text:p>
          </table:table-cell>
          <table:table-cell office:value-type="float" office:value="49959" table:style-name="ce21">
            <text:p>49,959</text:p>
          </table:table-cell>
          <table:table-cell office:value-type="float" office:value="5.4944266220640481" table:style-name="ce23">
            <text:p>5.49</text:p>
          </table:table-cell>
          <table:table-cell office:value-type="float" office:value="180129" table:style-name="ce21">
            <text:p>180,129</text:p>
          </table:table-cell>
          <table:table-cell office:value-type="float" office:value="93268" table:style-name="ce21">
            <text:p>93,268</text:p>
          </table:table-cell>
          <table:table-cell office:value-type="float" office:value="86861" table:style-name="ce21">
            <text:p>86,861</text:p>
          </table:table-cell>
          <table:table-cell office:value-type="float" office:value="9.5767146258239393" table:style-name="ce22">
            <text:p>9.58</text:p>
          </table:table-cell>
          <table:table-cell office:value-type="float" office:value="195897" table:style-name="ce21">
            <text:p>195,897</text:p>
          </table:table-cell>
          <table:table-cell office:value-type="float" office:value="101516" table:style-name="ce21">
            <text:p>101,516</text:p>
          </table:table-cell>
          <table:table-cell office:value-type="float" office:value="94381" table:style-name="ce21">
            <text:p>94,381</text:p>
          </table:table-cell>
          <table:table-cell office:value-type="float" office:value="10.415034031472068" table:style-name="ce22">
            <text:p>10.42</text:p>
          </table:table-cell>
          <table:table-cell office:value-type="float" office:value="99092" table:style-name="ce21">
            <text:p>99,092</text:p>
          </table:table-cell>
          <table:table-cell office:value-type="float" office:value="51782" table:style-name="ce21">
            <text:p>51,782</text:p>
          </table:table-cell>
          <table:table-cell office:value-type="float" office:value="47310" table:style-name="ce21">
            <text:p>47,310</text:p>
          </table:table-cell>
          <table:table-cell office:value-type="float" office:value="5.2683121857232633" table:style-name="ce22">
            <text:p>5.27</text:p>
          </table:table-cell>
          <table:table-cell office:value-type="float" office:value="1558918" table:style-name="ce21">
            <text:p>1,558,918</text:p>
          </table:table-cell>
          <table:table-cell office:value-type="float" office:value="770121" table:style-name="ce21">
            <text:p>770,121</text:p>
          </table:table-cell>
          <table:table-cell office:value-type="float" office:value="788797" table:style-name="ce21">
            <text:p>788,797</text:p>
          </table:table-cell>
          <table:table-cell office:value-type="float" office:value="82.881228514343618" table:style-name="ce22">
            <text:p>82.88</text:p>
          </table:table-cell>
          <table:table-cell office:value-type="float" office:value="295947" table:style-name="ce21">
            <text:p>295,947</text:p>
          </table:table-cell>
          <table:table-cell office:value-type="float" office:value="135880" table:style-name="ce21">
            <text:p>135,880</text:p>
          </table:table-cell>
          <table:table-cell office:value-type="float" office:value="160067" table:style-name="ce21">
            <text:p>160,067</text:p>
          </table:table-cell>
          <table:table-cell office:value-type="float" office:value="15.734279118680039" table:style-name="ce22">
            <text:p>15.7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3198" table:style-name="ce21">
            <text:p>2,773,198</text:p>
          </table:table-cell>
          <table:table-cell office:value-type="float" office:value="1369850" table:style-name="ce21">
            <text:p>1,369,850</text:p>
          </table:table-cell>
          <table:table-cell office:value-type="float" office:value="1403348" table:style-name="ce21">
            <text:p>1,403,348</text:p>
          </table:table-cell>
          <table:table-cell office:value-type="float" office:value="105591" table:style-name="ce21">
            <text:p>105,591</text:p>
          </table:table-cell>
          <table:table-cell office:value-type="float" office:value="54797" table:style-name="ce21">
            <text:p>54,797</text:p>
          </table:table-cell>
          <table:table-cell office:value-type="float" office:value="50794" table:style-name="ce21">
            <text:p>50,794</text:p>
          </table:table-cell>
          <table:table-cell office:value-type="float" office:value="3.8075535897544999" table:style-name="ce22">
            <text:p>3.81</text:p>
          </table:table-cell>
          <table:table-cell office:value-type="float" office:value="150272" table:style-name="ce21">
            <text:p>150,272</text:p>
          </table:table-cell>
          <table:table-cell office:value-type="float" office:value="77874" table:style-name="ce21">
            <text:p>77,874</text:p>
          </table:table-cell>
          <table:table-cell office:value-type="float" office:value="72398" table:style-name="ce21">
            <text:p>72,398</text:p>
          </table:table-cell>
          <table:table-cell office:value-type="float" office:value="5.4187259618678505" table:style-name="ce23">
            <text:p>5.42</text:p>
          </table:table-cell>
          <table:table-cell office:value-type="float" office:value="259147" table:style-name="ce21">
            <text:p>259,147</text:p>
          </table:table-cell>
          <table:table-cell office:value-type="float" office:value="134270" table:style-name="ce21">
            <text:p>134,270</text:p>
          </table:table-cell>
          <table:table-cell office:value-type="float" office:value="124877" table:style-name="ce21">
            <text:p>124,877</text:p>
          </table:table-cell>
          <table:table-cell office:value-type="float" office:value="9.3446987917920019" table:style-name="ce22">
            <text:p>9.34</text:p>
          </table:table-cell>
          <table:table-cell office:value-type="float" office:value="281801" table:style-name="ce21">
            <text:p>281,801</text:p>
          </table:table-cell>
          <table:table-cell office:value-type="float" office:value="146255" table:style-name="ce21">
            <text:p>146,255</text:p>
          </table:table-cell>
          <table:table-cell office:value-type="float" office:value="135546" table:style-name="ce21">
            <text:p>135,546</text:p>
          </table:table-cell>
          <table:table-cell office:value-type="float" office:value="10.161589616031744" table:style-name="ce22">
            <text:p>10.16</text:p>
          </table:table-cell>
          <table:table-cell office:value-type="float" office:value="147285" table:style-name="ce21">
            <text:p>147,285</text:p>
          </table:table-cell>
          <table:table-cell office:value-type="float" office:value="76876" table:style-name="ce21">
            <text:p>76,876</text:p>
          </table:table-cell>
          <table:table-cell office:value-type="float" office:value="70409" table:style-name="ce21">
            <text:p>70,409</text:p>
          </table:table-cell>
          <table:table-cell office:value-type="float" office:value="5.3110163789242595" table:style-name="ce22">
            <text:p>5.31</text:p>
          </table:table-cell>
          <table:table-cell office:value-type="float" office:value="2302429" table:style-name="ce21">
            <text:p>2,302,429</text:p>
          </table:table-cell>
          <table:table-cell office:value-type="float" office:value="1125255" table:style-name="ce21">
            <text:p>1,125,255</text:p>
          </table:table-cell>
          <table:table-cell office:value-type="float" office:value="1177174" table:style-name="ce21">
            <text:p>1,177,174</text:p>
          </table:table-cell>
          <table:table-cell office:value-type="float" office:value="83.024327869845564" table:style-name="ce22">
            <text:p>83.02</text:p>
          </table:table-cell>
          <table:table-cell office:value-type="float" office:value="438452" table:style-name="ce21">
            <text:p>438,452</text:p>
          </table:table-cell>
          <table:table-cell office:value-type="float" office:value="199770" table:style-name="ce21">
            <text:p>199,770</text:p>
          </table:table-cell>
          <table:table-cell office:value-type="float" office:value="238682" table:style-name="ce21">
            <text:p>238,682</text:p>
          </table:table-cell>
          <table:table-cell office:value-type="float" office:value="15.810338821822315" table:style-name="ce22">
            <text:p>15.8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7708" table:style-name="ce21">
            <text:p>7,067,708</text:p>
          </table:table-cell>
          <table:table-cell office:value-type="float" office:value="3596501" table:style-name="ce21">
            <text:p>3,596,501</text:p>
          </table:table-cell>
          <table:table-cell office:value-type="float" office:value="3471207" table:style-name="ce21">
            <text:p>3,471,207</text:p>
          </table:table-cell>
          <table:table-cell office:value-type="float" office:value="266767" table:style-name="ce21">
            <text:p>266,767</text:p>
          </table:table-cell>
          <table:table-cell office:value-type="float" office:value="138305" table:style-name="ce21">
            <text:p>138,305</text:p>
          </table:table-cell>
          <table:table-cell office:value-type="float" office:value="128462" table:style-name="ce21">
            <text:p>128,462</text:p>
          </table:table-cell>
          <table:table-cell office:value-type="float" office:value="3.7744485199445137" table:style-name="ce22">
            <text:p>3.77</text:p>
          </table:table-cell>
          <table:table-cell office:value-type="float" office:value="381123" table:style-name="ce21">
            <text:p>381,123</text:p>
          </table:table-cell>
          <table:table-cell office:value-type="float" office:value="197685" table:style-name="ce21">
            <text:p>197,685</text:p>
          </table:table-cell>
          <table:table-cell office:value-type="float" office:value="183438" table:style-name="ce21">
            <text:p>183,438</text:p>
          </table:table-cell>
          <table:table-cell office:value-type="float" office:value="5.3924553759153602" table:style-name="ce23">
            <text:p>5.39</text:p>
          </table:table-cell>
          <table:table-cell office:value-type="float" office:value="673776" table:style-name="ce21">
            <text:p>673,776</text:p>
          </table:table-cell>
          <table:table-cell office:value-type="float" office:value="350498" table:style-name="ce21">
            <text:p>350,498</text:p>
          </table:table-cell>
          <table:table-cell office:value-type="float" office:value="323278" table:style-name="ce21">
            <text:p>323,278</text:p>
          </table:table-cell>
          <table:table-cell office:value-type="float" office:value="9.5331612454843917" table:style-name="ce22">
            <text:p>9.53</text:p>
          </table:table-cell>
          <table:table-cell office:value-type="float" office:value="735173" table:style-name="ce21">
            <text:p>735,173</text:p>
          </table:table-cell>
          <table:table-cell office:value-type="float" office:value="382633" table:style-name="ce21">
            <text:p>382,633</text:p>
          </table:table-cell>
          <table:table-cell office:value-type="float" office:value="352540" table:style-name="ce21">
            <text:p>352,540</text:p>
          </table:table-cell>
          <table:table-cell office:value-type="float" office:value="10.401858707235782" table:style-name="ce22">
            <text:p>10.40</text:p>
          </table:table-cell>
          <table:table-cell office:value-type="float" office:value="407087" table:style-name="ce21">
            <text:p>407,087</text:p>
          </table:table-cell>
          <table:table-cell office:value-type="float" office:value="213443" table:style-name="ce21">
            <text:p>213,443</text:p>
          </table:table-cell>
          <table:table-cell office:value-type="float" office:value="193644" table:style-name="ce21">
            <text:p>193,644</text:p>
          </table:table-cell>
          <table:table-cell office:value-type="float" office:value="5.7598163364983384" table:style-name="ce22">
            <text:p>5.76</text:p>
          </table:table-cell>
          <table:table-cell office:value-type="float" office:value="5809627" table:style-name="ce21">
            <text:p>5,809,627</text:p>
          </table:table-cell>
          <table:table-cell office:value-type="float" office:value="2939766" table:style-name="ce21">
            <text:p>2,939,766</text:p>
          </table:table-cell>
          <table:table-cell office:value-type="float" office:value="2869861" table:style-name="ce21">
            <text:p>2,869,861</text:p>
          </table:table-cell>
          <table:table-cell office:value-type="float" office:value="82.199590022677796" table:style-name="ce22">
            <text:p>82.20</text:p>
          </table:table-cell>
          <table:table-cell office:value-type="float" office:value="1160951" table:style-name="ce21">
            <text:p>1,160,951</text:p>
          </table:table-cell>
          <table:table-cell office:value-type="float" office:value="536373" table:style-name="ce21">
            <text:p>536,373</text:p>
          </table:table-cell>
          <table:table-cell office:value-type="float" office:value="624578" table:style-name="ce21">
            <text:p>624,578</text:p>
          </table:table-cell>
          <table:table-cell office:value-type="float" office:value="16.426131356869867" table:style-name="ce22">
            <text:p>16.43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4178" table:style-name="ce25">
            <text:p>454,178</text:p>
          </table:table-cell>
          <table:table-cell office:value-type="float" office:value="229222" table:style-name="ce25">
            <text:p>229,222</text:p>
          </table:table-cell>
          <table:table-cell office:value-type="float" office:value="224956" table:style-name="ce25">
            <text:p>224,956</text:p>
          </table:table-cell>
          <table:table-cell office:value-type="float" office:value="16580" table:style-name="ce25">
            <text:p>16,580</text:p>
          </table:table-cell>
          <table:table-cell office:value-type="float" office:value="8559" table:style-name="ce25">
            <text:p>8,559</text:p>
          </table:table-cell>
          <table:table-cell office:value-type="float" office:value="8021" table:style-name="ce25">
            <text:p>8,021</text:p>
          </table:table-cell>
          <table:table-cell office:value-type="float" office:value="3.6505511055136974" table:style-name="ce26">
            <text:p>3.65</text:p>
          </table:table-cell>
          <table:table-cell office:value-type="float" office:value="23780" table:style-name="ce25">
            <text:p>23,780</text:p>
          </table:table-cell>
          <table:table-cell office:value-type="float" office:value="12329" table:style-name="ce25">
            <text:p>12,329</text:p>
          </table:table-cell>
          <table:table-cell office:value-type="float" office:value="11451" table:style-name="ce25">
            <text:p>11,451</text:p>
          </table:table-cell>
          <table:table-cell office:value-type="float" office:value="5.2358326471119252" table:style-name="ce27">
            <text:p>5.24</text:p>
          </table:table-cell>
          <table:table-cell office:value-type="float" office:value="41998" table:style-name="ce25">
            <text:p>41,998</text:p>
          </table:table-cell>
          <table:table-cell office:value-type="float" office:value="21820" table:style-name="ce25">
            <text:p>21,820</text:p>
          </table:table-cell>
          <table:table-cell office:value-type="float" office:value="20178" table:style-name="ce25">
            <text:p>20,178</text:p>
          </table:table-cell>
          <table:table-cell office:value-type="float" office:value="9.247035303339219" table:style-name="ce26">
            <text:p>9.25</text:p>
          </table:table-cell>
          <table:table-cell office:value-type="float" office:value="45701" table:style-name="ce25">
            <text:p>45,701</text:p>
          </table:table-cell>
          <table:table-cell office:value-type="float" office:value="23731" table:style-name="ce25">
            <text:p>23,731</text:p>
          </table:table-cell>
          <table:table-cell office:value-type="float" office:value="21970" table:style-name="ce25">
            <text:p>21,970</text:p>
          </table:table-cell>
          <table:table-cell office:value-type="float" office:value="10.062354407302863" table:style-name="ce26">
            <text:p>10.06</text:p>
          </table:table-cell>
          <table:table-cell office:value-type="float" office:value="25088" table:style-name="ce25">
            <text:p>25,088</text:p>
          </table:table-cell>
          <table:table-cell office:value-type="float" office:value="13014" table:style-name="ce25">
            <text:p>13,014</text:p>
          </table:table-cell>
          <table:table-cell office:value-type="float" office:value="12074" table:style-name="ce25">
            <text:p>12,074</text:p>
          </table:table-cell>
          <table:table-cell office:value-type="float" office:value="5.5238254605022696" table:style-name="ce26">
            <text:p>5.52</text:p>
          </table:table-cell>
          <table:table-cell office:value-type="float" office:value="376062" table:style-name="ce25">
            <text:p>376,062</text:p>
          </table:table-cell>
          <table:table-cell office:value-type="float" office:value="188644" table:style-name="ce25">
            <text:p>188,644</text:p>
          </table:table-cell>
          <table:table-cell office:value-type="float" office:value="187418" table:style-name="ce25">
            <text:p>187,418</text:p>
          </table:table-cell>
          <table:table-cell office:value-type="float" office:value="82.800575985626779" table:style-name="ce26">
            <text:p>82.80</text:p>
          </table:table-cell>
          <table:table-cell office:value-type="float" office:value="75171" table:style-name="ce25">
            <text:p>75,171</text:p>
          </table:table-cell>
          <table:table-cell office:value-type="float" office:value="34725" table:style-name="ce25">
            <text:p>34,725</text:p>
          </table:table-cell>
          <table:table-cell office:value-type="float" office:value="40446" table:style-name="ce25">
            <text:p>40,446</text:p>
          </table:table-cell>
          <table:table-cell office:value-type="float" office:value="16.550999828261169" table:style-name="ce26">
            <text:p>16.5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3933" table:style-name="ce25">
            <text:p>563,933</text:p>
          </table:table-cell>
          <table:table-cell office:value-type="float" office:value="287837" table:style-name="ce25">
            <text:p>287,837</text:p>
          </table:table-cell>
          <table:table-cell office:value-type="float" office:value="276096" table:style-name="ce25">
            <text:p>276,096</text:p>
          </table:table-cell>
          <table:table-cell office:value-type="float" office:value="28292" table:style-name="ce25">
            <text:p>28,292</text:p>
          </table:table-cell>
          <table:table-cell office:value-type="float" office:value="14822" table:style-name="ce25">
            <text:p>14,822</text:p>
          </table:table-cell>
          <table:table-cell office:value-type="float" office:value="13470" table:style-name="ce25">
            <text:p>13,470</text:p>
          </table:table-cell>
          <table:table-cell office:value-type="float" office:value="5.016908036947652" table:style-name="ce26">
            <text:p>5.02</text:p>
          </table:table-cell>
          <table:table-cell office:value-type="float" office:value="41438" table:style-name="ce25">
            <text:p>41,438</text:p>
          </table:table-cell>
          <table:table-cell office:value-type="float" office:value="21540" table:style-name="ce25">
            <text:p>21,540</text:p>
          </table:table-cell>
          <table:table-cell office:value-type="float" office:value="19898" table:style-name="ce25">
            <text:p>19,898</text:p>
          </table:table-cell>
          <table:table-cell office:value-type="float" office:value="7.3480360255562278" table:style-name="ce27">
            <text:p>7.35</text:p>
          </table:table-cell>
          <table:table-cell office:value-type="float" office:value="73209" table:style-name="ce25">
            <text:p>73,209</text:p>
          </table:table-cell>
          <table:table-cell office:value-type="float" office:value="38056" table:style-name="ce25">
            <text:p>38,056</text:p>
          </table:table-cell>
          <table:table-cell office:value-type="float" office:value="35153" table:style-name="ce25">
            <text:p>35,153</text:p>
          </table:table-cell>
          <table:table-cell office:value-type="float" office:value="12.981861320405082" table:style-name="ce26">
            <text:p>12.98</text:p>
          </table:table-cell>
          <table:table-cell office:value-type="float" office:value="79454" table:style-name="ce25">
            <text:p>79,454</text:p>
          </table:table-cell>
          <table:table-cell office:value-type="float" office:value="41288" table:style-name="ce25">
            <text:p>41,288</text:p>
          </table:table-cell>
          <table:table-cell office:value-type="float" office:value="38166" table:style-name="ce25">
            <text:p>38,166</text:p>
          </table:table-cell>
          <table:table-cell office:value-type="float" office:value="14.08926237691357" table:style-name="ce26">
            <text:p>14.09</text:p>
          </table:table-cell>
          <table:table-cell office:value-type="float" office:value="37292" table:style-name="ce25">
            <text:p>37,292</text:p>
          </table:table-cell>
          <table:table-cell office:value-type="float" office:value="19546" table:style-name="ce25">
            <text:p>19,546</text:p>
          </table:table-cell>
          <table:table-cell office:value-type="float" office:value="17746" table:style-name="ce25">
            <text:p>17,746</text:p>
          </table:table-cell>
          <table:table-cell office:value-type="float" office:value="6.6128423057349011" table:style-name="ce26">
            <text:p>6.61</text:p>
          </table:table-cell>
          <table:table-cell office:value-type="float" office:value="438811" table:style-name="ce25">
            <text:p>438,811</text:p>
          </table:table-cell>
          <table:table-cell office:value-type="float" office:value="222540" table:style-name="ce25">
            <text:p>222,540</text:p>
          </table:table-cell>
          <table:table-cell office:value-type="float" office:value="216271" table:style-name="ce25">
            <text:p>216,271</text:p>
          </table:table-cell>
          <table:table-cell office:value-type="float" office:value="77.812612491200198" table:style-name="ce26">
            <text:p>77.81</text:p>
          </table:table-cell>
          <table:table-cell office:value-type="float" office:value="71051" table:style-name="ce25">
            <text:p>71,051</text:p>
          </table:table-cell>
          <table:table-cell office:value-type="float" office:value="33877" table:style-name="ce25">
            <text:p>33,877</text:p>
          </table:table-cell>
          <table:table-cell office:value-type="float" office:value="37174" table:style-name="ce25">
            <text:p>37,174</text:p>
          </table:table-cell>
          <table:table-cell office:value-type="float" office:value="12.599191747955874" table:style-name="ce26">
            <text:p>12.6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5459" table:style-name="ce25">
            <text:p>545,459</text:p>
          </table:table-cell>
          <table:table-cell office:value-type="float" office:value="281290" table:style-name="ce25">
            <text:p>281,290</text:p>
          </table:table-cell>
          <table:table-cell office:value-type="float" office:value="264169" table:style-name="ce25">
            <text:p>264,169</text:p>
          </table:table-cell>
          <table:table-cell office:value-type="float" office:value="19266" table:style-name="ce25">
            <text:p>19,266</text:p>
          </table:table-cell>
          <table:table-cell office:value-type="float" office:value="9908" table:style-name="ce25">
            <text:p>9,908</text:p>
          </table:table-cell>
          <table:table-cell office:value-type="float" office:value="9358" table:style-name="ce25">
            <text:p>9,358</text:p>
          </table:table-cell>
          <table:table-cell office:value-type="float" office:value="3.5320711547522357" table:style-name="ce26">
            <text:p>3.53</text:p>
          </table:table-cell>
          <table:table-cell office:value-type="float" office:value="28566" table:style-name="ce25">
            <text:p>28,566</text:p>
          </table:table-cell>
          <table:table-cell office:value-type="float" office:value="14688" table:style-name="ce25">
            <text:p>14,688</text:p>
          </table:table-cell>
          <table:table-cell office:value-type="float" office:value="13878" table:style-name="ce25">
            <text:p>13,878</text:p>
          </table:table-cell>
          <table:table-cell office:value-type="float" office:value="5.237057230699282" table:style-name="ce27">
            <text:p>5.24</text:p>
          </table:table-cell>
          <table:table-cell office:value-type="float" office:value="52167" table:style-name="ce25">
            <text:p>52,167</text:p>
          </table:table-cell>
          <table:table-cell office:value-type="float" office:value="26941" table:style-name="ce25">
            <text:p>26,941</text:p>
          </table:table-cell>
          <table:table-cell office:value-type="float" office:value="25226" table:style-name="ce25">
            <text:p>25,226</text:p>
          </table:table-cell>
          <table:table-cell office:value-type="float" office:value="9.5638718950461907" table:style-name="ce26">
            <text:p>9.56</text:p>
          </table:table-cell>
          <table:table-cell office:value-type="float" office:value="57058" table:style-name="ce25">
            <text:p>57,058</text:p>
          </table:table-cell>
          <table:table-cell office:value-type="float" office:value="29510" table:style-name="ce25">
            <text:p>29,510</text:p>
          </table:table-cell>
          <table:table-cell office:value-type="float" office:value="27548" table:style-name="ce25">
            <text:p>27,548</text:p>
          </table:table-cell>
          <table:table-cell office:value-type="float" office:value="10.460547905525438" table:style-name="ce26">
            <text:p>10.46</text:p>
          </table:table-cell>
          <table:table-cell office:value-type="float" office:value="31923" table:style-name="ce25">
            <text:p>31,923</text:p>
          </table:table-cell>
          <table:table-cell office:value-type="float" office:value="17011" table:style-name="ce25">
            <text:p>17,011</text:p>
          </table:table-cell>
          <table:table-cell office:value-type="float" office:value="14912" table:style-name="ce25">
            <text:p>14,912</text:p>
          </table:table-cell>
          <table:table-cell office:value-type="float" office:value="5.8525022045653294" table:style-name="ce26">
            <text:p>5.85</text:p>
          </table:table-cell>
          <table:table-cell office:value-type="float" office:value="447886" table:style-name="ce25">
            <text:p>447,886</text:p>
          </table:table-cell>
          <table:table-cell office:value-type="float" office:value="230302" table:style-name="ce25">
            <text:p>230,302</text:p>
          </table:table-cell>
          <table:table-cell office:value-type="float" office:value="217584" table:style-name="ce25">
            <text:p>217,584</text:p>
          </table:table-cell>
          <table:table-cell office:value-type="float" office:value="82.111762753937512" table:style-name="ce26">
            <text:p>82.11</text:p>
          </table:table-cell>
          <table:table-cell office:value-type="float" office:value="90378" table:style-name="ce25">
            <text:p>90,378</text:p>
          </table:table-cell>
          <table:table-cell office:value-type="float" office:value="42792" table:style-name="ce25">
            <text:p>42,792</text:p>
          </table:table-cell>
          <table:table-cell office:value-type="float" office:value="47586" table:style-name="ce25">
            <text:p>47,586</text:p>
          </table:table-cell>
          <table:table-cell office:value-type="float" office:value="16.569164685155073" table:style-name="ce26">
            <text:p>16.57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2802" table:style-name="ce25">
            <text:p>1,272,802</text:p>
          </table:table-cell>
          <table:table-cell office:value-type="float" office:value="647449" table:style-name="ce25">
            <text:p>647,449</text:p>
          </table:table-cell>
          <table:table-cell office:value-type="float" office:value="625353" table:style-name="ce25">
            <text:p>625,353</text:p>
          </table:table-cell>
          <table:table-cell office:value-type="float" office:value="54741" table:style-name="ce25">
            <text:p>54,741</text:p>
          </table:table-cell>
          <table:table-cell office:value-type="float" office:value="28418" table:style-name="ce25">
            <text:p>28,418</text:p>
          </table:table-cell>
          <table:table-cell office:value-type="float" office:value="26323" table:style-name="ce25">
            <text:p>26,323</text:p>
          </table:table-cell>
          <table:table-cell office:value-type="float" office:value="4.3008260514989765" table:style-name="ce26">
            <text:p>4.30</text:p>
          </table:table-cell>
          <table:table-cell office:value-type="float" office:value="75335" table:style-name="ce25">
            <text:p>75,335</text:p>
          </table:table-cell>
          <table:table-cell office:value-type="float" office:value="39194" table:style-name="ce25">
            <text:p>39,194</text:p>
          </table:table-cell>
          <table:table-cell office:value-type="float" office:value="36141" table:style-name="ce25">
            <text:p>36,141</text:p>
          </table:table-cell>
          <table:table-cell office:value-type="float" office:value="5.9188310514911198" table:style-name="ce27">
            <text:p>5.92</text:p>
          </table:table-cell>
          <table:table-cell office:value-type="float" office:value="128509" table:style-name="ce25">
            <text:p>128,509</text:p>
          </table:table-cell>
          <table:table-cell office:value-type="float" office:value="66830" table:style-name="ce25">
            <text:p>66,830</text:p>
          </table:table-cell>
          <table:table-cell office:value-type="float" office:value="61679" table:style-name="ce25">
            <text:p>61,679</text:p>
          </table:table-cell>
          <table:table-cell office:value-type="float" office:value="10.096542902980982" table:style-name="ce26">
            <text:p>10.10</text:p>
          </table:table-cell>
          <table:table-cell office:value-type="float" office:value="139585" table:style-name="ce25">
            <text:p>139,585</text:p>
          </table:table-cell>
          <table:table-cell office:value-type="float" office:value="72753" table:style-name="ce25">
            <text:p>72,753</text:p>
          </table:table-cell>
          <table:table-cell office:value-type="float" office:value="66832" table:style-name="ce25">
            <text:p>66,832</text:p>
          </table:table-cell>
          <table:table-cell office:value-type="float" office:value="10.966748952311514" table:style-name="ce26">
            <text:p>10.97</text:p>
          </table:table-cell>
          <table:table-cell office:value-type="float" office:value="75436" table:style-name="ce25">
            <text:p>75,436</text:p>
          </table:table-cell>
          <table:table-cell office:value-type="float" office:value="39872" table:style-name="ce25">
            <text:p>39,872</text:p>
          </table:table-cell>
          <table:table-cell office:value-type="float" office:value="35564" table:style-name="ce25">
            <text:p>35,564</text:p>
          </table:table-cell>
          <table:table-cell office:value-type="float" office:value="5.9267662998643935" table:style-name="ce26">
            <text:p>5.93</text:p>
          </table:table-cell>
          <table:table-cell office:value-type="float" office:value="1036432" table:style-name="ce25">
            <text:p>1,036,432</text:p>
          </table:table-cell>
          <table:table-cell office:value-type="float" office:value="523737" table:style-name="ce25">
            <text:p>523,737</text:p>
          </table:table-cell>
          <table:table-cell office:value-type="float" office:value="512695" table:style-name="ce25">
            <text:p>512,695</text:p>
          </table:table-cell>
          <table:table-cell office:value-type="float" office:value="81.429161802071334" table:style-name="ce26">
            <text:p>81.43</text:p>
          </table:table-cell>
          <table:table-cell office:value-type="float" office:value="203216" table:style-name="ce25">
            <text:p>203,216</text:p>
          </table:table-cell>
          <table:table-cell office:value-type="float" office:value="93613" table:style-name="ce25">
            <text:p>93,613</text:p>
          </table:table-cell>
          <table:table-cell office:value-type="float" office:value="109603" table:style-name="ce25">
            <text:p>109,603</text:p>
          </table:table-cell>
          <table:table-cell office:value-type="float" office:value="15.966033994289763" table:style-name="ce26">
            <text:p>15.9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4112" table:style-name="ce25">
            <text:p>494,112</text:p>
          </table:table-cell>
          <table:table-cell office:value-type="float" office:value="252705" table:style-name="ce25">
            <text:p>252,705</text:p>
          </table:table-cell>
          <table:table-cell office:value-type="float" office:value="241407" table:style-name="ce25">
            <text:p>241,407</text:p>
          </table:table-cell>
          <table:table-cell office:value-type="float" office:value="15735" table:style-name="ce25">
            <text:p>15,735</text:p>
          </table:table-cell>
          <table:table-cell office:value-type="float" office:value="8150" table:style-name="ce25">
            <text:p>8,150</text:p>
          </table:table-cell>
          <table:table-cell office:value-type="float" office:value="7585" table:style-name="ce25">
            <text:p>7,585</text:p>
          </table:table-cell>
          <table:table-cell office:value-type="float" office:value="3.1845006800077713" table:style-name="ce26">
            <text:p>3.18</text:p>
          </table:table-cell>
          <table:table-cell office:value-type="float" office:value="22368" table:style-name="ce25">
            <text:p>22,368</text:p>
          </table:table-cell>
          <table:table-cell office:value-type="float" office:value="11624" table:style-name="ce25">
            <text:p>11,624</text:p>
          </table:table-cell>
          <table:table-cell office:value-type="float" office:value="10744" table:style-name="ce25">
            <text:p>10,744</text:p>
          </table:table-cell>
          <table:table-cell office:value-type="float" office:value="4.5269088789586167" table:style-name="ce27">
            <text:p>4.53</text:p>
          </table:table-cell>
          <table:table-cell office:value-type="float" office:value="40593" table:style-name="ce25">
            <text:p>40,593</text:p>
          </table:table-cell>
          <table:table-cell office:value-type="float" office:value="21114" table:style-name="ce25">
            <text:p>21,114</text:p>
          </table:table-cell>
          <table:table-cell office:value-type="float" office:value="19479" table:style-name="ce25">
            <text:p>19,479</text:p>
          </table:table-cell>
          <table:table-cell office:value-type="float" office:value="8.2153438896444531" table:style-name="ce26">
            <text:p>8.22</text:p>
          </table:table-cell>
          <table:table-cell office:value-type="float" office:value="44613" table:style-name="ce25">
            <text:p>44,613</text:p>
          </table:table-cell>
          <table:table-cell office:value-type="float" office:value="23193" table:style-name="ce25">
            <text:p>23,193</text:p>
          </table:table-cell>
          <table:table-cell office:value-type="float" office:value="21420" table:style-name="ce25">
            <text:p>21,420</text:p>
          </table:table-cell>
          <table:table-cell office:value-type="float" office:value="9.0289246162813299" table:style-name="ce26">
            <text:p>9.03</text:p>
          </table:table-cell>
          <table:table-cell office:value-type="float" office:value="27359" table:style-name="ce25">
            <text:p>27,359</text:p>
          </table:table-cell>
          <table:table-cell office:value-type="float" office:value="14181" table:style-name="ce25">
            <text:p>14,181</text:p>
          </table:table-cell>
          <table:table-cell office:value-type="float" office:value="13178" table:style-name="ce25">
            <text:p>13,178</text:p>
          </table:table-cell>
          <table:table-cell office:value-type="float" office:value="5.5370037562334042" table:style-name="ce26">
            <text:p>5.54</text:p>
          </table:table-cell>
          <table:table-cell office:value-type="float" office:value="413905" table:style-name="ce25">
            <text:p>413,905</text:p>
          </table:table-cell>
          <table:table-cell office:value-type="float" office:value="211015" table:style-name="ce25">
            <text:p>211,015</text:p>
          </table:table-cell>
          <table:table-cell office:value-type="float" office:value="202890" table:style-name="ce25">
            <text:p>202,890</text:p>
          </table:table-cell>
          <table:table-cell office:value-type="float" office:value="83.767445437471665" table:style-name="ce26">
            <text:p>83.77</text:p>
          </table:table-cell>
          <table:table-cell office:value-type="float" office:value="88253" table:style-name="ce25">
            <text:p>88,253</text:p>
          </table:table-cell>
          <table:table-cell office:value-type="float" office:value="41470" table:style-name="ce25">
            <text:p>41,470</text:p>
          </table:table-cell>
          <table:table-cell office:value-type="float" office:value="46783" table:style-name="ce25">
            <text:p>46,783</text:p>
          </table:table-cell>
          <table:table-cell office:value-type="float" office:value="17.860930315394079" table:style-name="ce26">
            <text:p>17.8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1306" table:style-name="ce25">
            <text:p>681,306</text:p>
          </table:table-cell>
          <table:table-cell office:value-type="float" office:value="352821" table:style-name="ce25">
            <text:p>352,821</text:p>
          </table:table-cell>
          <table:table-cell office:value-type="float" office:value="328485" table:style-name="ce25">
            <text:p>328,485</text:p>
          </table:table-cell>
          <table:table-cell office:value-type="float" office:value="22515" table:style-name="ce25">
            <text:p>22,515</text:p>
          </table:table-cell>
          <table:table-cell office:value-type="float" office:value="11639" table:style-name="ce25">
            <text:p>11,639</text:p>
          </table:table-cell>
          <table:table-cell office:value-type="float" office:value="10876" table:style-name="ce25">
            <text:p>10,876</text:p>
          </table:table-cell>
          <table:table-cell office:value-type="float" office:value="3.3046824774770807" table:style-name="ce26">
            <text:p>3.30</text:p>
          </table:table-cell>
          <table:table-cell office:value-type="float" office:value="32166" table:style-name="ce25">
            <text:p>32,166</text:p>
          </table:table-cell>
          <table:table-cell office:value-type="float" office:value="16603" table:style-name="ce25">
            <text:p>16,603</text:p>
          </table:table-cell>
          <table:table-cell office:value-type="float" office:value="15563" table:style-name="ce25">
            <text:p>15,563</text:p>
          </table:table-cell>
          <table:table-cell office:value-type="float" office:value="4.7212265854109603" table:style-name="ce27">
            <text:p>4.72</text:p>
          </table:table-cell>
          <table:table-cell office:value-type="float" office:value="58385" table:style-name="ce25">
            <text:p>58,385</text:p>
          </table:table-cell>
          <table:table-cell office:value-type="float" office:value="30377" table:style-name="ce25">
            <text:p>30,377</text:p>
          </table:table-cell>
          <table:table-cell office:value-type="float" office:value="28008" table:style-name="ce25">
            <text:p>28,008</text:p>
          </table:table-cell>
          <table:table-cell office:value-type="float" office:value="8.5695707949144726" table:style-name="ce26">
            <text:p>8.57</text:p>
          </table:table-cell>
          <table:table-cell office:value-type="float" office:value="64268" table:style-name="ce25">
            <text:p>64,268</text:p>
          </table:table-cell>
          <table:table-cell office:value-type="float" office:value="33469" table:style-name="ce25">
            <text:p>33,469</text:p>
          </table:table-cell>
          <table:table-cell office:value-type="float" office:value="30799" table:style-name="ce25">
            <text:p>30,799</text:p>
          </table:table-cell>
          <table:table-cell office:value-type="float" office:value="9.4330594475903631" table:style-name="ce26">
            <text:p>9.43</text:p>
          </table:table-cell>
          <table:table-cell office:value-type="float" office:value="39656" table:style-name="ce25">
            <text:p>39,656</text:p>
          </table:table-cell>
          <table:table-cell office:value-type="float" office:value="20747" table:style-name="ce25">
            <text:p>20,747</text:p>
          </table:table-cell>
          <table:table-cell office:value-type="float" office:value="18909" table:style-name="ce25">
            <text:p>18,909</text:p>
          </table:table-cell>
          <table:table-cell office:value-type="float" office:value="5.8205857573542579" table:style-name="ce26">
            <text:p>5.82</text:p>
          </table:table-cell>
          <table:table-cell office:value-type="float" office:value="565893" table:style-name="ce25">
            <text:p>565,893</text:p>
          </table:table-cell>
          <table:table-cell office:value-type="float" office:value="292529" table:style-name="ce25">
            <text:p>292,529</text:p>
          </table:table-cell>
          <table:table-cell office:value-type="float" office:value="273364" table:style-name="ce25">
            <text:p>273,364</text:p>
          </table:table-cell>
          <table:table-cell office:value-type="float" office:value="83.060034698065195" table:style-name="ce26">
            <text:p>83.06</text:p>
          </table:table-cell>
          <table:table-cell office:value-type="float" office:value="126159" table:style-name="ce25">
            <text:p>126,159</text:p>
          </table:table-cell>
          <table:table-cell office:value-type="float" office:value="57757" table:style-name="ce25">
            <text:p>57,757</text:p>
          </table:table-cell>
          <table:table-cell office:value-type="float" office:value="68402" table:style-name="ce25">
            <text:p>68,402</text:p>
          </table:table-cell>
          <table:table-cell office:value-type="float" office:value="18.517230143283633" table:style-name="ce26">
            <text:p>18.5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3113" table:style-name="ce25">
            <text:p>503,113</text:p>
          </table:table-cell>
          <table:table-cell office:value-type="float" office:value="261238" table:style-name="ce25">
            <text:p>261,238</text:p>
          </table:table-cell>
          <table:table-cell office:value-type="float" office:value="241875" table:style-name="ce25">
            <text:p>241,875</text:p>
          </table:table-cell>
          <table:table-cell office:value-type="float" office:value="13812" table:style-name="ce25">
            <text:p>13,812</text:p>
          </table:table-cell>
          <table:table-cell office:value-type="float" office:value="7142" table:style-name="ce25">
            <text:p>7,142</text:p>
          </table:table-cell>
          <table:table-cell office:value-type="float" office:value="6670" table:style-name="ce25">
            <text:p>6,670</text:p>
          </table:table-cell>
          <table:table-cell office:value-type="float" office:value="2.7453077141715676" table:style-name="ce26">
            <text:p>2.75</text:p>
          </table:table-cell>
          <table:table-cell office:value-type="float" office:value="19401" table:style-name="ce25">
            <text:p>19,401</text:p>
          </table:table-cell>
          <table:table-cell office:value-type="float" office:value="10049" table:style-name="ce25">
            <text:p>10,049</text:p>
          </table:table-cell>
          <table:table-cell office:value-type="float" office:value="9352" table:style-name="ce25">
            <text:p>9,352</text:p>
          </table:table-cell>
          <table:table-cell office:value-type="float" office:value="3.856191352638473" table:style-name="ce27">
            <text:p>3.86</text:p>
          </table:table-cell>
          <table:table-cell office:value-type="float" office:value="35008" table:style-name="ce25">
            <text:p>35,008</text:p>
          </table:table-cell>
          <table:table-cell office:value-type="float" office:value="18209" table:style-name="ce25">
            <text:p>18,209</text:p>
          </table:table-cell>
          <table:table-cell office:value-type="float" office:value="16799" table:style-name="ce25">
            <text:p>16,799</text:p>
          </table:table-cell>
          <table:table-cell office:value-type="float" office:value="6.9582777626497423" table:style-name="ce26">
            <text:p>6.96</text:p>
          </table:table-cell>
          <table:table-cell office:value-type="float" office:value="38522" table:style-name="ce25">
            <text:p>38,522</text:p>
          </table:table-cell>
          <table:table-cell office:value-type="float" office:value="20044" table:style-name="ce25">
            <text:p>20,044</text:p>
          </table:table-cell>
          <table:table-cell office:value-type="float" office:value="18478" table:style-name="ce25">
            <text:p>18,478</text:p>
          </table:table-cell>
          <table:table-cell office:value-type="float" office:value="7.6567292039760453" table:style-name="ce26">
            <text:p>7.66</text:p>
          </table:table-cell>
          <table:table-cell office:value-type="float" office:value="26334" table:style-name="ce25">
            <text:p>26,334</text:p>
          </table:table-cell>
          <table:table-cell office:value-type="float" office:value="13839" table:style-name="ce25">
            <text:p>13,839</text:p>
          </table:table-cell>
          <table:table-cell office:value-type="float" office:value="12495" table:style-name="ce25">
            <text:p>12,495</text:p>
          </table:table-cell>
          <table:table-cell office:value-type="float" office:value="5.2342117973497002" table:style-name="ce26">
            <text:p>5.23</text:p>
          </table:table-cell>
          <table:table-cell office:value-type="float" office:value="429144" table:style-name="ce25">
            <text:p>429,144</text:p>
          </table:table-cell>
          <table:table-cell office:value-type="float" office:value="222512" table:style-name="ce25">
            <text:p>222,512</text:p>
          </table:table-cell>
          <table:table-cell office:value-type="float" office:value="206632" table:style-name="ce25">
            <text:p>206,632</text:p>
          </table:table-cell>
          <table:table-cell office:value-type="float" office:value="85.297736293834575" table:style-name="ce26">
            <text:p>85.30</text:p>
          </table:table-cell>
          <table:table-cell office:value-type="float" office:value="99004" table:style-name="ce25">
            <text:p>99,004</text:p>
          </table:table-cell>
          <table:table-cell office:value-type="float" office:value="45724" table:style-name="ce25">
            <text:p>45,724</text:p>
          </table:table-cell>
          <table:table-cell office:value-type="float" office:value="53280" table:style-name="ce25">
            <text:p>53,280</text:p>
          </table:table-cell>
          <table:table-cell office:value-type="float" office:value="19.678283009979864" table:style-name="ce26">
            <text:p>19.68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9184" table:style-name="ce25">
            <text:p>819,184</text:p>
          </table:table-cell>
          <table:table-cell office:value-type="float" office:value="417815" table:style-name="ce25">
            <text:p>417,815</text:p>
          </table:table-cell>
          <table:table-cell office:value-type="float" office:value="401369" table:style-name="ce25">
            <text:p>401,369</text:p>
          </table:table-cell>
          <table:table-cell office:value-type="float" office:value="25919" table:style-name="ce25">
            <text:p>25,919</text:p>
          </table:table-cell>
          <table:table-cell office:value-type="float" office:value="13438" table:style-name="ce25">
            <text:p>13,438</text:p>
          </table:table-cell>
          <table:table-cell office:value-type="float" office:value="12481" table:style-name="ce25">
            <text:p>12,481</text:p>
          </table:table-cell>
          <table:table-cell office:value-type="float" office:value="3.1640022266059886" table:style-name="ce26">
            <text:p>3.16</text:p>
          </table:table-cell>
          <table:table-cell office:value-type="float" office:value="37159" table:style-name="ce25">
            <text:p>37,159</text:p>
          </table:table-cell>
          <table:table-cell office:value-type="float" office:value="19250" table:style-name="ce25">
            <text:p>19,250</text:p>
          </table:table-cell>
          <table:table-cell office:value-type="float" office:value="17909" table:style-name="ce25">
            <text:p>17,909</text:p>
          </table:table-cell>
          <table:table-cell office:value-type="float" office:value="4.536099337877693" table:style-name="ce27">
            <text:p>4.54</text:p>
          </table:table-cell>
          <table:table-cell office:value-type="float" office:value="66283" table:style-name="ce25">
            <text:p>66,283</text:p>
          </table:table-cell>
          <table:table-cell office:value-type="float" office:value="34515" table:style-name="ce25">
            <text:p>34,515</text:p>
          </table:table-cell>
          <table:table-cell office:value-type="float" office:value="31768" table:style-name="ce25">
            <text:p>31,768</text:p>
          </table:table-cell>
          <table:table-cell office:value-type="float" office:value="8.0913445575108884" table:style-name="ce26">
            <text:p>8.09</text:p>
          </table:table-cell>
          <table:table-cell office:value-type="float" office:value="72532" table:style-name="ce25">
            <text:p>72,532</text:p>
          </table:table-cell>
          <table:table-cell office:value-type="float" office:value="37767" table:style-name="ce25">
            <text:p>37,767</text:p>
          </table:table-cell>
          <table:table-cell office:value-type="float" office:value="34765" table:style-name="ce25">
            <text:p>34,765</text:p>
          </table:table-cell>
          <table:table-cell office:value-type="float" office:value="8.8541768393913944" table:style-name="ce26">
            <text:p>8.85</text:p>
          </table:table-cell>
          <table:table-cell office:value-type="float" office:value="43242" table:style-name="ce25">
            <text:p>43,242</text:p>
          </table:table-cell>
          <table:table-cell office:value-type="float" office:value="22551" table:style-name="ce25">
            <text:p>22,551</text:p>
          </table:table-cell>
          <table:table-cell office:value-type="float" office:value="20691" table:style-name="ce25">
            <text:p>20,691</text:p>
          </table:table-cell>
          <table:table-cell office:value-type="float" office:value="5.278667552100627" table:style-name="ce26">
            <text:p>5.28</text:p>
          </table:table-cell>
          <table:table-cell office:value-type="float" office:value="689824" table:style-name="ce25">
            <text:p>689,824</text:p>
          </table:table-cell>
          <table:table-cell office:value-type="float" office:value="350437" table:style-name="ce25">
            <text:p>350,437</text:p>
          </table:table-cell>
          <table:table-cell office:value-type="float" office:value="339387" table:style-name="ce25">
            <text:p>339,387</text:p>
          </table:table-cell>
          <table:table-cell office:value-type="float" office:value="84.208675950702158" table:style-name="ce26">
            <text:p>84.21</text:p>
          </table:table-cell>
          <table:table-cell office:value-type="float" office:value="141120" table:style-name="ce25">
            <text:p>141,120</text:p>
          </table:table-cell>
          <table:table-cell office:value-type="float" office:value="66133" table:style-name="ce25">
            <text:p>66,133</text:p>
          </table:table-cell>
          <table:table-cell office:value-type="float" office:value="74987" table:style-name="ce25">
            <text:p>74,987</text:p>
          </table:table-cell>
          <table:table-cell office:value-type="float" office:value="17.226898962870369" table:style-name="ce26">
            <text:p>17.2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781" table:style-name="ce25">
            <text:p>216,781</text:p>
          </table:table-cell>
          <table:table-cell office:value-type="float" office:value="111570" table:style-name="ce25">
            <text:p>111,570</text:p>
          </table:table-cell>
          <table:table-cell office:value-type="float" office:value="105211" table:style-name="ce25">
            <text:p>105,211</text:p>
          </table:table-cell>
          <table:table-cell office:value-type="float" office:value="7621" table:style-name="ce25">
            <text:p>7,621</text:p>
          </table:table-cell>
          <table:table-cell office:value-type="float" office:value="3973" table:style-name="ce25">
            <text:p>3,973</text:p>
          </table:table-cell>
          <table:table-cell office:value-type="float" office:value="3648" table:style-name="ce25">
            <text:p>3,648</text:p>
          </table:table-cell>
          <table:table-cell office:value-type="float" office:value="3.5155294975113134" table:style-name="ce26">
            <text:p>3.52</text:p>
          </table:table-cell>
          <table:table-cell office:value-type="float" office:value="10923" table:style-name="ce25">
            <text:p>10,923</text:p>
          </table:table-cell>
          <table:table-cell office:value-type="float" office:value="5739" table:style-name="ce25">
            <text:p>5,739</text:p>
          </table:table-cell>
          <table:table-cell office:value-type="float" office:value="5184" table:style-name="ce25">
            <text:p>5,184</text:p>
          </table:table-cell>
          <table:table-cell office:value-type="float" office:value="5.0387257185823477" table:style-name="ce27">
            <text:p>5.04</text:p>
          </table:table-cell>
          <table:table-cell office:value-type="float" office:value="19373" table:style-name="ce25">
            <text:p>19,373</text:p>
          </table:table-cell>
          <table:table-cell office:value-type="float" office:value="10176" table:style-name="ce25">
            <text:p>10,176</text:p>
          </table:table-cell>
          <table:table-cell office:value-type="float" office:value="9197" table:style-name="ce25">
            <text:p>9,197</text:p>
          </table:table-cell>
          <table:table-cell office:value-type="float" office:value="8.9366688040003499" table:style-name="ce26">
            <text:p>8.94</text:p>
          </table:table-cell>
          <table:table-cell office:value-type="float" office:value="21187" table:style-name="ce25">
            <text:p>21,187</text:p>
          </table:table-cell>
          <table:table-cell office:value-type="float" office:value="11098" table:style-name="ce25">
            <text:p>11,098</text:p>
          </table:table-cell>
          <table:table-cell office:value-type="float" office:value="10089" table:style-name="ce25">
            <text:p>10,089</text:p>
          </table:table-cell>
          <table:table-cell office:value-type="float" office:value="9.7734580060060612" table:style-name="ce26">
            <text:p>9.77</text:p>
          </table:table-cell>
          <table:table-cell office:value-type="float" office:value="12306" table:style-name="ce25">
            <text:p>12,306</text:p>
          </table:table-cell>
          <table:table-cell office:value-type="float" office:value="6456" table:style-name="ce25">
            <text:p>6,456</text:p>
          </table:table-cell>
          <table:table-cell office:value-type="float" office:value="5850" table:style-name="ce25">
            <text:p>5,850</text:p>
          </table:table-cell>
          <table:table-cell office:value-type="float" office:value="5.6766967584797561" table:style-name="ce26">
            <text:p>5.68</text:p>
          </table:table-cell>
          <table:table-cell office:value-type="float" office:value="179767" table:style-name="ce25">
            <text:p>179,767</text:p>
          </table:table-cell>
          <table:table-cell office:value-type="float" office:value="92147" table:style-name="ce25">
            <text:p>92,147</text:p>
          </table:table-cell>
          <table:table-cell office:value-type="float" office:value="87620" table:style-name="ce25">
            <text:p>87,620</text:p>
          </table:table-cell>
          <table:table-cell office:value-type="float" office:value="82.925625400750064" table:style-name="ce26">
            <text:p>82.93</text:p>
          </table:table-cell>
          <table:table-cell office:value-type="float" office:value="36236" table:style-name="ce25">
            <text:p>36,236</text:p>
          </table:table-cell>
          <table:table-cell office:value-type="float" office:value="16420" table:style-name="ce25">
            <text:p>16,420</text:p>
          </table:table-cell>
          <table:table-cell office:value-type="float" office:value="19816" table:style-name="ce25">
            <text:p>19,816</text:p>
          </table:table-cell>
          <table:table-cell office:value-type="float" office:value="16.71548705836766" table:style-name="ce26">
            <text:p>16.7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6247" table:style-name="ce25">
            <text:p>326,247</text:p>
          </table:table-cell>
          <table:table-cell office:value-type="float" office:value="165073" table:style-name="ce25">
            <text:p>165,073</text:p>
          </table:table-cell>
          <table:table-cell office:value-type="float" office:value="161174" table:style-name="ce25">
            <text:p>161,174</text:p>
          </table:table-cell>
          <table:table-cell office:value-type="float" office:value="12460" table:style-name="ce25">
            <text:p>12,460</text:p>
          </table:table-cell>
          <table:table-cell office:value-type="float" office:value="6490" table:style-name="ce25">
            <text:p>6,490</text:p>
          </table:table-cell>
          <table:table-cell office:value-type="float" office:value="5970" table:style-name="ce25">
            <text:p>5,970</text:p>
          </table:table-cell>
          <table:table-cell office:value-type="float" office:value="3.8191922071314068" table:style-name="ce26">
            <text:p>3.82</text:p>
          </table:table-cell>
          <table:table-cell office:value-type="float" office:value="17719" table:style-name="ce25">
            <text:p>17,719</text:p>
          </table:table-cell>
          <table:table-cell office:value-type="float" office:value="9239" table:style-name="ce25">
            <text:p>9,239</text:p>
          </table:table-cell>
          <table:table-cell office:value-type="float" office:value="8480" table:style-name="ce25">
            <text:p>8,480</text:p>
          </table:table-cell>
          <table:table-cell office:value-type="float" office:value="5.4311610528219418" table:style-name="ce27">
            <text:p>5.43</text:p>
          </table:table-cell>
          <table:table-cell office:value-type="float" office:value="30450" table:style-name="ce25">
            <text:p>30,450</text:p>
          </table:table-cell>
          <table:table-cell office:value-type="float" office:value="15945" table:style-name="ce25">
            <text:p>15,945</text:p>
          </table:table-cell>
          <table:table-cell office:value-type="float" office:value="14505" table:style-name="ce25">
            <text:p>14,505</text:p>
          </table:table-cell>
          <table:table-cell office:value-type="float" office:value="9.333419157877314" table:style-name="ce26">
            <text:p>9.33</text:p>
          </table:table-cell>
          <table:table-cell office:value-type="float" office:value="33125" table:style-name="ce25">
            <text:p>33,125</text:p>
          </table:table-cell>
          <table:table-cell office:value-type="float" office:value="17352" table:style-name="ce25">
            <text:p>17,352</text:p>
          </table:table-cell>
          <table:table-cell office:value-type="float" office:value="15773" table:style-name="ce25">
            <text:p>15,773</text:p>
          </table:table-cell>
          <table:table-cell office:value-type="float" office:value="10.15335006911941" table:style-name="ce26">
            <text:p>10.15</text:p>
          </table:table-cell>
          <table:table-cell office:value-type="float" office:value="17917" table:style-name="ce25">
            <text:p>17,917</text:p>
          </table:table-cell>
          <table:table-cell office:value-type="float" office:value="9411" table:style-name="ce25">
            <text:p>9,411</text:p>
          </table:table-cell>
          <table:table-cell office:value-type="float" office:value="8506" table:style-name="ce25">
            <text:p>8,506</text:p>
          </table:table-cell>
          <table:table-cell office:value-type="float" office:value="5.4918512660652823" table:style-name="ce26">
            <text:p>5.49</text:p>
          </table:table-cell>
          <table:table-cell office:value-type="float" office:value="270037" table:style-name="ce25">
            <text:p>270,037</text:p>
          </table:table-cell>
          <table:table-cell office:value-type="float" office:value="135655" table:style-name="ce25">
            <text:p>135,655</text:p>
          </table:table-cell>
          <table:table-cell office:value-type="float" office:value="134382" table:style-name="ce25">
            <text:p>134,382</text:p>
          </table:table-cell>
          <table:table-cell office:value-type="float" office:value="82.770722795918431" table:style-name="ce26">
            <text:p>82.77</text:p>
          </table:table-cell>
          <table:table-cell office:value-type="float" office:value="54266" table:style-name="ce25">
            <text:p>54,266</text:p>
          </table:table-cell>
          <table:table-cell office:value-type="float" office:value="24979" table:style-name="ce25">
            <text:p>24,979</text:p>
          </table:table-cell>
          <table:table-cell office:value-type="float" office:value="29287" table:style-name="ce25">
            <text:p>29,287</text:p>
          </table:table-cell>
          <table:table-cell office:value-type="float" office:value="16.633409655874228" table:style-name="ce26">
            <text:p>16.6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207" table:style-name="ce25">
            <text:p>105,207</text:p>
          </table:table-cell>
          <table:table-cell office:value-type="float" office:value="54283" table:style-name="ce25">
            <text:p>54,283</text:p>
          </table:table-cell>
          <table:table-cell office:value-type="float" office:value="50924" table:style-name="ce25">
            <text:p>50,924</text:p>
          </table:table-cell>
          <table:table-cell office:value-type="float" office:value="4307" table:style-name="ce25">
            <text:p>4,307</text:p>
          </table:table-cell>
          <table:table-cell office:value-type="float" office:value="2289" table:style-name="ce25">
            <text:p>2,289</text:p>
          </table:table-cell>
          <table:table-cell office:value-type="float" office:value="2018" table:style-name="ce25">
            <text:p>2,018</text:p>
          </table:table-cell>
          <table:table-cell office:value-type="float" office:value="4.093834060471262" table:style-name="ce26">
            <text:p>4.09</text:p>
          </table:table-cell>
          <table:table-cell office:value-type="float" office:value="5611" table:style-name="ce25">
            <text:p>5,611</text:p>
          </table:table-cell>
          <table:table-cell office:value-type="float" office:value="2985" table:style-name="ce25">
            <text:p>2,985</text:p>
          </table:table-cell>
          <table:table-cell office:value-type="float" office:value="2626" table:style-name="ce25">
            <text:p>2,626</text:p>
          </table:table-cell>
          <table:table-cell office:value-type="float" office:value="5.3332953130495113" table:style-name="ce27">
            <text:p>5.33</text:p>
          </table:table-cell>
          <table:table-cell office:value-type="float" office:value="8727" table:style-name="ce25">
            <text:p>8,727</text:p>
          </table:table-cell>
          <table:table-cell office:value-type="float" office:value="4602" table:style-name="ce25">
            <text:p>4,602</text:p>
          </table:table-cell>
          <table:table-cell office:value-type="float" office:value="4125" table:style-name="ce25">
            <text:p>4,125</text:p>
          </table:table-cell>
          <table:table-cell office:value-type="float" office:value="8.2950754227380319" table:style-name="ce26">
            <text:p>8.30</text:p>
          </table:table-cell>
          <table:table-cell office:value-type="float" office:value="9378" table:style-name="ce25">
            <text:p>9,378</text:p>
          </table:table-cell>
          <table:table-cell office:value-type="float" office:value="4936" table:style-name="ce25">
            <text:p>4,936</text:p>
          </table:table-cell>
          <table:table-cell office:value-type="float" office:value="4442" table:style-name="ce25">
            <text:p>4,442</text:p>
          </table:table-cell>
          <table:table-cell office:value-type="float" office:value="8.9138555419316194" table:style-name="ce26">
            <text:p>8.91</text:p>
          </table:table-cell>
          <table:table-cell office:value-type="float" office:value="4871" table:style-name="ce25">
            <text:p>4,871</text:p>
          </table:table-cell>
          <table:table-cell office:value-type="float" office:value="2543" table:style-name="ce25">
            <text:p>2,543</text:p>
          </table:table-cell>
          <table:table-cell office:value-type="float" office:value="2328" table:style-name="ce25">
            <text:p>2,328</text:p>
          </table:table-cell>
          <table:table-cell office:value-type="float" office:value="4.6299200623532659" table:style-name="ce26">
            <text:p>4.63</text:p>
          </table:table-cell>
          <table:table-cell office:value-type="float" office:value="88397" table:style-name="ce25">
            <text:p>88,397</text:p>
          </table:table-cell>
          <table:table-cell office:value-type="float" office:value="45376" table:style-name="ce25">
            <text:p>45,376</text:p>
          </table:table-cell>
          <table:table-cell office:value-type="float" office:value="43021" table:style-name="ce25">
            <text:p>43,021</text:p>
          </table:table-cell>
          <table:table-cell office:value-type="float" office:value="84.021975724048787" table:style-name="ce26">
            <text:p>84.02</text:p>
          </table:table-cell>
          <table:table-cell office:value-type="float" office:value="17363" table:style-name="ce25">
            <text:p>17,363</text:p>
          </table:table-cell>
          <table:table-cell office:value-type="float" office:value="8045" table:style-name="ce25">
            <text:p>8,045</text:p>
          </table:table-cell>
          <table:table-cell office:value-type="float" office:value="9318" table:style-name="ce25">
            <text:p>9,318</text:p>
          </table:table-cell>
          <table:table-cell office:value-type="float" office:value="16.503654699782334" table:style-name="ce26">
            <text:p>16.50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893" table:style-name="ce25">
            <text:p>368,893</text:p>
          </table:table-cell>
          <table:table-cell office:value-type="float" office:value="184139" table:style-name="ce25">
            <text:p>184,139</text:p>
          </table:table-cell>
          <table:table-cell office:value-type="float" office:value="184754" table:style-name="ce25">
            <text:p>184,754</text:p>
          </table:table-cell>
          <table:table-cell office:value-type="float" office:value="11334" table:style-name="ce25">
            <text:p>11,334</text:p>
          </table:table-cell>
          <table:table-cell office:value-type="float" office:value="5861" table:style-name="ce25">
            <text:p>5,861</text:p>
          </table:table-cell>
          <table:table-cell office:value-type="float" office:value="5473" table:style-name="ce25">
            <text:p>5,473</text:p>
          </table:table-cell>
          <table:table-cell office:value-type="float" office:value="3.0724356385184866" table:style-name="ce26">
            <text:p>3.07</text:p>
          </table:table-cell>
          <table:table-cell office:value-type="float" office:value="16319" table:style-name="ce25">
            <text:p>16,319</text:p>
          </table:table-cell>
          <table:table-cell office:value-type="float" office:value="8447" table:style-name="ce25">
            <text:p>8,447</text:p>
          </table:table-cell>
          <table:table-cell office:value-type="float" office:value="7872" table:style-name="ce25">
            <text:p>7,872</text:p>
          </table:table-cell>
          <table:table-cell office:value-type="float" office:value="4.4237760000867459" table:style-name="ce27">
            <text:p>4.42</text:p>
          </table:table-cell>
          <table:table-cell office:value-type="float" office:value="29395" table:style-name="ce25">
            <text:p>29,395</text:p>
          </table:table-cell>
          <table:table-cell office:value-type="float" office:value="15202" table:style-name="ce25">
            <text:p>15,202</text:p>
          </table:table-cell>
          <table:table-cell office:value-type="float" office:value="14193" table:style-name="ce25">
            <text:p>14,193</text:p>
          </table:table-cell>
          <table:table-cell office:value-type="float" office:value="7.9684352915344006" table:style-name="ce26">
            <text:p>7.97</text:p>
          </table:table-cell>
          <table:table-cell office:value-type="float" office:value="32298" table:style-name="ce25">
            <text:p>32,298</text:p>
          </table:table-cell>
          <table:table-cell office:value-type="float" office:value="16724" table:style-name="ce25">
            <text:p>16,724</text:p>
          </table:table-cell>
          <table:table-cell office:value-type="float" office:value="15574" table:style-name="ce25">
            <text:p>15,574</text:p>
          </table:table-cell>
          <table:table-cell office:value-type="float" office:value="8.7553843526442634" table:style-name="ce26">
            <text:p>8.76</text:p>
          </table:table-cell>
          <table:table-cell office:value-type="float" office:value="18738" table:style-name="ce25">
            <text:p>18,738</text:p>
          </table:table-cell>
          <table:table-cell office:value-type="float" office:value="9831" table:style-name="ce25">
            <text:p>9,831</text:p>
          </table:table-cell>
          <table:table-cell office:value-type="float" office:value="8907" table:style-name="ce25">
            <text:p>8,907</text:p>
          </table:table-cell>
          <table:table-cell office:value-type="float" office:value="5.079521704125586" table:style-name="ce26">
            <text:p>5.08</text:p>
          </table:table-cell>
          <table:table-cell office:value-type="float" office:value="312101" table:style-name="ce25">
            <text:p>312,101</text:p>
          </table:table-cell>
          <table:table-cell office:value-type="float" office:value="154589" table:style-name="ce25">
            <text:p>154,589</text:p>
          </table:table-cell>
          <table:table-cell office:value-type="float" office:value="157512" table:style-name="ce25">
            <text:p>157,512</text:p>
          </table:table-cell>
          <table:table-cell office:value-type="float" office:value="84.604749886823555" table:style-name="ce26">
            <text:p>84.60</text:p>
          </table:table-cell>
          <table:table-cell office:value-type="float" office:value="61011" table:style-name="ce25">
            <text:p>61,011</text:p>
          </table:table-cell>
          <table:table-cell office:value-type="float" office:value="27558" table:style-name="ce25">
            <text:p>27,558</text:p>
          </table:table-cell>
          <table:table-cell office:value-type="float" office:value="33453" table:style-name="ce25">
            <text:p>33,453</text:p>
          </table:table-cell>
          <table:table-cell office:value-type="float" office:value="16.538942186487681" table:style-name="ce26">
            <text:p>16.5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8803" table:style-name="ce25">
            <text:p>448,803</text:p>
          </table:table-cell>
          <table:table-cell office:value-type="float" office:value="221265" table:style-name="ce25">
            <text:p>221,265</text:p>
          </table:table-cell>
          <table:table-cell office:value-type="float" office:value="227538" table:style-name="ce25">
            <text:p>227,538</text:p>
          </table:table-cell>
          <table:table-cell office:value-type="float" office:value="23826" table:style-name="ce25">
            <text:p>23,826</text:p>
          </table:table-cell>
          <table:table-cell office:value-type="float" office:value="12251" table:style-name="ce25">
            <text:p>12,251</text:p>
          </table:table-cell>
          <table:table-cell office:value-type="float" office:value="11575" table:style-name="ce25">
            <text:p>11,575</text:p>
          </table:table-cell>
          <table:table-cell office:value-type="float" office:value="5.3087880428606757" table:style-name="ce26">
            <text:p>5.31</text:p>
          </table:table-cell>
          <table:table-cell office:value-type="float" office:value="35166" table:style-name="ce25">
            <text:p>35,166</text:p>
          </table:table-cell>
          <table:table-cell office:value-type="float" office:value="18122" table:style-name="ce25">
            <text:p>18,122</text:p>
          </table:table-cell>
          <table:table-cell office:value-type="float" office:value="17044" table:style-name="ce25">
            <text:p>17,044</text:p>
          </table:table-cell>
          <table:table-cell office:value-type="float" office:value="7.8355091209283358" table:style-name="ce27">
            <text:p>7.84</text:p>
          </table:table-cell>
          <table:table-cell office:value-type="float" office:value="61783" table:style-name="ce25">
            <text:p>61,783</text:p>
          </table:table-cell>
          <table:table-cell office:value-type="float" office:value="32104" table:style-name="ce25">
            <text:p>32,104</text:p>
          </table:table-cell>
          <table:table-cell office:value-type="float" office:value="29679" table:style-name="ce25">
            <text:p>29,679</text:p>
          </table:table-cell>
          <table:table-cell office:value-type="float" office:value="13.766173577271095" table:style-name="ce26">
            <text:p>13.77</text:p>
          </table:table-cell>
          <table:table-cell office:value-type="float" office:value="66916" table:style-name="ce25">
            <text:p>66,916</text:p>
          </table:table-cell>
          <table:table-cell office:value-type="float" office:value="34776" table:style-name="ce25">
            <text:p>34,776</text:p>
          </table:table-cell>
          <table:table-cell office:value-type="float" office:value="32140" table:style-name="ce25">
            <text:p>32,140</text:p>
          </table:table-cell>
          <table:table-cell office:value-type="float" office:value="14.909882509698019" table:style-name="ce26">
            <text:p>14.91</text:p>
          </table:table-cell>
          <table:table-cell office:value-type="float" office:value="29872" table:style-name="ce25">
            <text:p>29,872</text:p>
          </table:table-cell>
          <table:table-cell office:value-type="float" office:value="15552" table:style-name="ce25">
            <text:p>15,552</text:p>
          </table:table-cell>
          <table:table-cell office:value-type="float" office:value="14320" table:style-name="ce25">
            <text:p>14,320</text:p>
          </table:table-cell>
          <table:table-cell office:value-type="float" office:value="6.6559269880103304" table:style-name="ce26">
            <text:p>6.66</text:p>
          </table:table-cell>
          <table:table-cell office:value-type="float" office:value="345919" table:style-name="ce25">
            <text:p>345,919</text:p>
          </table:table-cell>
          <table:table-cell office:value-type="float" office:value="167792" table:style-name="ce25">
            <text:p>167,792</text:p>
          </table:table-cell>
          <table:table-cell office:value-type="float" office:value="178127" table:style-name="ce25">
            <text:p>178,127</text:p>
          </table:table-cell>
          <table:table-cell office:value-type="float" office:value="77.075910811647873" table:style-name="ce26">
            <text:p>77.08</text:p>
          </table:table-cell>
          <table:table-cell office:value-type="float" office:value="56266" table:style-name="ce25">
            <text:p>56,266</text:p>
          </table:table-cell>
          <table:table-cell office:value-type="float" office:value="25008" table:style-name="ce25">
            <text:p>25,008</text:p>
          </table:table-cell>
          <table:table-cell office:value-type="float" office:value="31258" table:style-name="ce25">
            <text:p>31,258</text:p>
          </table:table-cell>
          <table:table-cell office:value-type="float" office:value="12.536903719449292" table:style-name="ce26">
            <text:p>12.5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690" table:style-name="ce25">
            <text:p>267,690</text:p>
          </table:table-cell>
          <table:table-cell office:value-type="float" office:value="129794" table:style-name="ce25">
            <text:p>129,794</text:p>
          </table:table-cell>
          <table:table-cell office:value-type="float" office:value="137896" table:style-name="ce25">
            <text:p>137,896</text:p>
          </table:table-cell>
          <table:table-cell office:value-type="float" office:value="10359" table:style-name="ce25">
            <text:p>10,359</text:p>
          </table:table-cell>
          <table:table-cell office:value-type="float" office:value="5365" table:style-name="ce25">
            <text:p>5,365</text:p>
          </table:table-cell>
          <table:table-cell office:value-type="float" office:value="4994" table:style-name="ce25">
            <text:p>4,994</text:p>
          </table:table-cell>
          <table:table-cell office:value-type="float" office:value="3.8697747394374087" table:style-name="ce26">
            <text:p>3.87</text:p>
          </table:table-cell>
          <table:table-cell office:value-type="float" office:value="15172" table:style-name="ce25">
            <text:p>15,172</text:p>
          </table:table-cell>
          <table:table-cell office:value-type="float" office:value="7876" table:style-name="ce25">
            <text:p>7,876</text:p>
          </table:table-cell>
          <table:table-cell office:value-type="float" office:value="7296" table:style-name="ce25">
            <text:p>7,296</text:p>
          </table:table-cell>
          <table:table-cell office:value-type="float" office:value="5.6677500093391613" table:style-name="ce27">
            <text:p>5.67</text:p>
          </table:table-cell>
          <table:table-cell office:value-type="float" office:value="27896" table:style-name="ce25">
            <text:p>27,896</text:p>
          </table:table-cell>
          <table:table-cell office:value-type="float" office:value="14607" table:style-name="ce25">
            <text:p>14,607</text:p>
          </table:table-cell>
          <table:table-cell office:value-type="float" office:value="13289" table:style-name="ce25">
            <text:p>13,289</text:p>
          </table:table-cell>
          <table:table-cell office:value-type="float" office:value="10.421009376517613" table:style-name="ce26">
            <text:p>10.42</text:p>
          </table:table-cell>
          <table:table-cell office:value-type="float" office:value="30536" table:style-name="ce25">
            <text:p>30,536</text:p>
          </table:table-cell>
          <table:table-cell office:value-type="float" office:value="15992" table:style-name="ce25">
            <text:p>15,992</text:p>
          </table:table-cell>
          <table:table-cell office:value-type="float" office:value="14544" table:style-name="ce25">
            <text:p>14,544</text:p>
          </table:table-cell>
          <table:table-cell office:value-type="float" office:value="11.40722477492622" table:style-name="ce26">
            <text:p>11.41</text:p>
          </table:table-cell>
          <table:table-cell office:value-type="float" office:value="17053" table:style-name="ce25">
            <text:p>17,053</text:p>
          </table:table-cell>
          <table:table-cell office:value-type="float" office:value="8889" table:style-name="ce25">
            <text:p>8,889</text:p>
          </table:table-cell>
          <table:table-cell office:value-type="float" office:value="8164" table:style-name="ce25">
            <text:p>8,164</text:p>
          </table:table-cell>
          <table:table-cell office:value-type="float" office:value="6.3704284807052938" table:style-name="ce26">
            <text:p>6.37</text:p>
          </table:table-cell>
          <table:table-cell office:value-type="float" office:value="215449" table:style-name="ce25">
            <text:p>215,449</text:p>
          </table:table-cell>
          <table:table-cell office:value-type="float" office:value="102491" table:style-name="ce25">
            <text:p>102,491</text:p>
          </table:table-cell>
          <table:table-cell office:value-type="float" office:value="112958" table:style-name="ce25">
            <text:p>112,958</text:p>
          </table:table-cell>
          <table:table-cell office:value-type="float" office:value="80.484515671112106" table:style-name="ce26">
            <text:p>80.48</text:p>
          </table:table-cell>
          <table:table-cell office:value-type="float" office:value="41457" table:style-name="ce25">
            <text:p>41,457</text:p>
          </table:table-cell>
          <table:table-cell office:value-type="float" office:value="18272" table:style-name="ce25">
            <text:p>18,272</text:p>
          </table:table-cell>
          <table:table-cell office:value-type="float" office:value="23185" table:style-name="ce25">
            <text:p>23,185</text:p>
          </table:table-cell>
          <table:table-cell office:value-type="float" office:value="15.486943852964249" table:style-name="ce26">
            <text:p>15.49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3274" table:style-name="ce21">
            <text:p>153,274</text:p>
          </table:table-cell>
          <table:table-cell office:value-type="float" office:value="77511" table:style-name="ce21">
            <text:p>77,511</text:p>
          </table:table-cell>
          <table:table-cell office:value-type="float" office:value="75763" table:style-name="ce21">
            <text:p>75,763</text:p>
          </table:table-cell>
          <table:table-cell office:value-type="float" office:value="5719" table:style-name="ce21">
            <text:p>5,719</text:p>
          </table:table-cell>
          <table:table-cell office:value-type="float" office:value="2970" table:style-name="ce21">
            <text:p>2,970</text:p>
          </table:table-cell>
          <table:table-cell office:value-type="float" office:value="2749" table:style-name="ce21">
            <text:p>2,749</text:p>
          </table:table-cell>
          <table:table-cell office:value-type="float" office:value="3.7312264310972507" table:style-name="ce22">
            <text:p>3.73</text:p>
          </table:table-cell>
          <table:table-cell office:value-type="float" office:value="7557" table:style-name="ce21">
            <text:p>7,557</text:p>
          </table:table-cell>
          <table:table-cell office:value-type="float" office:value="3924" table:style-name="ce21">
            <text:p>3,924</text:p>
          </table:table-cell>
          <table:table-cell office:value-type="float" office:value="3633" table:style-name="ce21">
            <text:p>3,633</text:p>
          </table:table-cell>
          <table:table-cell office:value-type="float" office:value="4.9303861059279459" table:style-name="ce23">
            <text:p>4.93</text:p>
          </table:table-cell>
          <table:table-cell office:value-type="float" office:value="11833" table:style-name="ce21">
            <text:p>11,833</text:p>
          </table:table-cell>
          <table:table-cell office:value-type="float" office:value="6146" table:style-name="ce21">
            <text:p>6,146</text:p>
          </table:table-cell>
          <table:table-cell office:value-type="float" office:value="5687" table:style-name="ce21">
            <text:p>5,687</text:p>
          </table:table-cell>
          <table:table-cell office:value-type="float" office:value="7.7201612797995738" table:style-name="ce22">
            <text:p>7.72</text:p>
          </table:table-cell>
          <table:table-cell office:value-type="float" office:value="12685" table:style-name="ce21">
            <text:p>12,685</text:p>
          </table:table-cell>
          <table:table-cell office:value-type="float" office:value="6624" table:style-name="ce21">
            <text:p>6,624</text:p>
          </table:table-cell>
          <table:table-cell office:value-type="float" office:value="6061" table:style-name="ce21">
            <text:p>6,061</text:p>
          </table:table-cell>
          <table:table-cell office:value-type="float" office:value="8.2760285501781112" table:style-name="ce22">
            <text:p>8.28</text:p>
          </table:table-cell>
          <table:table-cell office:value-type="float" office:value="5703" table:style-name="ce21">
            <text:p>5,703</text:p>
          </table:table-cell>
          <table:table-cell office:value-type="float" office:value="3026" table:style-name="ce21">
            <text:p>3,026</text:p>
          </table:table-cell>
          <table:table-cell office:value-type="float" office:value="2677" table:style-name="ce21">
            <text:p>2,677</text:p>
          </table:table-cell>
          <table:table-cell office:value-type="float" office:value="3.720787609118311" table:style-name="ce22">
            <text:p>3.72</text:p>
          </table:table-cell>
          <table:table-cell office:value-type="float" office:value="131686" table:style-name="ce21">
            <text:p>131,686</text:p>
          </table:table-cell>
          <table:table-cell office:value-type="float" office:value="66247" table:style-name="ce21">
            <text:p>66,247</text:p>
          </table:table-cell>
          <table:table-cell office:value-type="float" office:value="65439" table:style-name="ce21">
            <text:p>65,439</text:p>
          </table:table-cell>
          <table:table-cell office:value-type="float" office:value="85.915419444915642" table:style-name="ce22">
            <text:p>85.92</text:p>
          </table:table-cell>
          <table:table-cell office:value-type="float" office:value="20725" table:style-name="ce21">
            <text:p>20,725</text:p>
          </table:table-cell>
          <table:table-cell office:value-type="float" office:value="10041" table:style-name="ce21">
            <text:p>10,041</text:p>
          </table:table-cell>
          <table:table-cell office:value-type="float" office:value="10684" table:style-name="ce21">
            <text:p>10,684</text:p>
          </table:table-cell>
          <table:table-cell office:value-type="float" office:value="13.521536594595299" table:style-name="ce22">
            <text:p>13.52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40185" table:style-name="ce25">
            <text:p>140,185</text:p>
          </table:table-cell>
          <table:table-cell office:value-type="float" office:value="70010" table:style-name="ce25">
            <text:p>70,010</text:p>
          </table:table-cell>
          <table:table-cell office:value-type="float" office:value="70175" table:style-name="ce25">
            <text:p>70,175</text:p>
          </table:table-cell>
          <table:table-cell office:value-type="float" office:value="5097" table:style-name="ce25">
            <text:p>5,097</text:p>
          </table:table-cell>
          <table:table-cell office:value-type="float" office:value="2625" table:style-name="ce25">
            <text:p>2,625</text:p>
          </table:table-cell>
          <table:table-cell office:value-type="float" office:value="2472" table:style-name="ce25">
            <text:p>2,472</text:p>
          </table:table-cell>
          <table:table-cell office:value-type="float" office:value="3.6359096907657742" table:style-name="ce26">
            <text:p>3.64</text:p>
          </table:table-cell>
          <table:table-cell office:value-type="float" office:value="6743" table:style-name="ce25">
            <text:p>6,743</text:p>
          </table:table-cell>
          <table:table-cell office:value-type="float" office:value="3484" table:style-name="ce25">
            <text:p>3,484</text:p>
          </table:table-cell>
          <table:table-cell office:value-type="float" office:value="3259" table:style-name="ce25">
            <text:p>3,259</text:p>
          </table:table-cell>
          <table:table-cell office:value-type="float" office:value="4.8100724043228595" table:style-name="ce27">
            <text:p>4.81</text:p>
          </table:table-cell>
          <table:table-cell office:value-type="float" office:value="10568" table:style-name="ce25">
            <text:p>10,568</text:p>
          </table:table-cell>
          <table:table-cell office:value-type="float" office:value="5468" table:style-name="ce25">
            <text:p>5,468</text:p>
          </table:table-cell>
          <table:table-cell office:value-type="float" office:value="5100" table:style-name="ce25">
            <text:p>5,100</text:p>
          </table:table-cell>
          <table:table-cell office:value-type="float" office:value="7.5386096943324894" table:style-name="ce26">
            <text:p>7.54</text:p>
          </table:table-cell>
          <table:table-cell office:value-type="float" office:value="11323" table:style-name="ce25">
            <text:p>11,323</text:p>
          </table:table-cell>
          <table:table-cell office:value-type="float" office:value="5897" table:style-name="ce25">
            <text:p>5,897</text:p>
          </table:table-cell>
          <table:table-cell office:value-type="float" office:value="5426" table:style-name="ce25">
            <text:p>5,426</text:p>
          </table:table-cell>
          <table:table-cell office:value-type="float" office:value="8.0771837215108615" table:style-name="ce26">
            <text:p>8.08</text:p>
          </table:table-cell>
          <table:table-cell office:value-type="float" office:value="5140" table:style-name="ce25">
            <text:p>5,140</text:p>
          </table:table-cell>
          <table:table-cell office:value-type="float" office:value="2717" table:style-name="ce25">
            <text:p>2,717</text:p>
          </table:table-cell>
          <table:table-cell office:value-type="float" office:value="2423" table:style-name="ce25">
            <text:p>2,423</text:p>
          </table:table-cell>
          <table:table-cell office:value-type="float" office:value="3.6665834433070588" table:style-name="ce26">
            <text:p>3.67</text:p>
          </table:table-cell>
          <table:table-cell office:value-type="float" office:value="120748" table:style-name="ce25">
            <text:p>120,748</text:p>
          </table:table-cell>
          <table:table-cell office:value-type="float" office:value="59920" table:style-name="ce25">
            <text:p>59,920</text:p>
          </table:table-cell>
          <table:table-cell office:value-type="float" office:value="60828" table:style-name="ce25">
            <text:p>60,828</text:p>
          </table:table-cell>
          <table:table-cell office:value-type="float" office:value="86.134750508256943" table:style-name="ce26">
            <text:p>86.13</text:p>
          </table:table-cell>
          <table:table-cell office:value-type="float" office:value="19149" table:style-name="ce25">
            <text:p>19,149</text:p>
          </table:table-cell>
          <table:table-cell office:value-type="float" office:value="9191" table:style-name="ce25">
            <text:p>9,191</text:p>
          </table:table-cell>
          <table:table-cell office:value-type="float" office:value="9958" table:style-name="ce25">
            <text:p>9,958</text:p>
          </table:table-cell>
          <table:table-cell office:value-type="float" office:value="13.65980668402468" table:style-name="ce26">
            <text:p>13.66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89" table:style-name="ce29">
            <text:p>13,089</text:p>
          </table:table-cell>
          <table:table-cell office:value-type="float" office:value="7501" table:style-name="ce30">
            <text:p>7,501</text:p>
          </table:table-cell>
          <table:table-cell office:value-type="float" office:value="5588" table:style-name="ce30">
            <text:p>5,588</text:p>
          </table:table-cell>
          <table:table-cell office:value-type="float" office:value="622" table:style-name="ce29">
            <text:p>622</text:p>
          </table:table-cell>
          <table:table-cell office:value-type="float" office:value="345" table:style-name="ce30">
            <text:p>345</text:p>
          </table:table-cell>
          <table:table-cell office:value-type="float" office:value="277" table:style-name="ce30">
            <text:p>277</text:p>
          </table:table-cell>
          <table:table-cell office:value-type="float" office:value="4.7520819008327599" table:style-name="ce31">
            <text:p>4.75</text:p>
          </table:table-cell>
          <table:table-cell office:value-type="float" office:value="814" table:style-name="ce29">
            <text:p>814</text:p>
          </table:table-cell>
          <table:table-cell office:value-type="float" office:value="440" table:style-name="ce30">
            <text:p>440</text:p>
          </table:table-cell>
          <table:table-cell office:value-type="float" office:value="374" table:style-name="ce30">
            <text:p>374</text:p>
          </table:table-cell>
          <table:table-cell office:value-type="float" office:value="6.2189624875849949" table:style-name="ce32">
            <text:p>6.22</text:p>
          </table:table-cell>
          <table:table-cell office:value-type="float" office:value="1265" table:style-name="ce29">
            <text:p>1,265</text:p>
          </table:table-cell>
          <table:table-cell office:value-type="float" office:value="678" table:style-name="ce30">
            <text:p>678</text:p>
          </table:table-cell>
          <table:table-cell office:value-type="float" office:value="587" table:style-name="ce30">
            <text:p>587</text:p>
          </table:table-cell>
          <table:table-cell office:value-type="float" office:value="9.6646038658415456" table:style-name="ce31">
            <text:p>9.66</text:p>
          </table:table-cell>
          <table:table-cell office:value-type="float" office:value="1362" table:style-name="ce29">
            <text:p>1,362</text:p>
          </table:table-cell>
          <table:table-cell office:value-type="float" office:value="727" table:style-name="ce30">
            <text:p>727</text:p>
          </table:table-cell>
          <table:table-cell office:value-type="float" office:value="635" table:style-name="ce30">
            <text:p>635</text:p>
          </table:table-cell>
          <table:table-cell office:value-type="float" office:value="10.405684162273666" table:style-name="ce31">
            <text:p>10.41</text:p>
          </table:table-cell>
          <table:table-cell office:value-type="float" office:value="563" table:style-name="ce29">
            <text:p>563</text:p>
          </table:table-cell>
          <table:table-cell office:value-type="float" office:value="309" table:style-name="ce30">
            <text:p>309</text:p>
          </table:table-cell>
          <table:table-cell office:value-type="float" office:value="254" table:style-name="ce30">
            <text:p>254</text:p>
          </table:table-cell>
          <table:table-cell office:value-type="float" office:value="4.301321720528688" table:style-name="ce31">
            <text:p>4.30</text:p>
          </table:table-cell>
          <table:table-cell office:value-type="float" office:value="10938" table:style-name="ce29">
            <text:p>10,938</text:p>
          </table:table-cell>
          <table:table-cell office:value-type="float" office:value="6327" table:style-name="ce30">
            <text:p>6,327</text:p>
          </table:table-cell>
          <table:table-cell office:value-type="float" office:value="4611" table:style-name="ce30">
            <text:p>4,611</text:p>
          </table:table-cell>
          <table:table-cell office:value-type="float" office:value="83.566353426541369" table:style-name="ce31">
            <text:p>83.57</text:p>
          </table:table-cell>
          <table:table-cell office:value-type="float" office:value="1576" table:style-name="ce29">
            <text:p>1,576</text:p>
          </table:table-cell>
          <table:table-cell office:value-type="float" office:value="850" table:style-name="ce30">
            <text:p>850</text:p>
          </table:table-cell>
          <table:table-cell office:value-type="float" office:value="726" table:style-name="ce30">
            <text:p>726</text:p>
          </table:table-cell>
          <table:table-cell office:value-type="float" office:value="12.040644816257927" table:style-name="ce31">
            <text:p>12.04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1月8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1:57Z</meta:creation-date>
    <dc:date>2020-01-08T03:32:22Z</dc:date>
  </office:meta>
</office:document-meta>
</file>